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6807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7"/>
    <style:style style:name="ce2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ircle_r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  <table: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1776">
            <text:p>3.318E-04</text:p>
          </table:table-cell>
          <table:table-cell office:value-type="float" office:value="0.000009216">
            <text:p>9.216E-06</text:p>
          </table:table-cell>
          <table:table-cell office:value-type="float" office:value="0.0000000005096079">
            <text:p>5.096E-10</text:p>
          </table:table-cell>
          <table:table-cell office:value-type="float" office:value="0.000000331776">
            <text:p>3.318E-07</text:p>
          </table:table-cell>
          <table:table-cell office:value-type="float" office:value="-7.543713E-023">
            <text:p>-7.544E-2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1776">
            <text:p>3.318E-04</text:p>
          </table:table-cell>
          <table:table-cell office:value-type="float" office:value="0.000009216">
            <text:p>9.216E-06</text:p>
          </table:table-cell>
          <table:table-cell office:value-type="float" office:value="0.0000000005096079">
            <text:p>5.096E-10</text:p>
          </table:table-cell>
          <table:table-cell office:value-type="float" office:value="0.000000331776">
            <text:p>3.318E-07</text:p>
          </table:table-cell>
          <table:table-cell office:value-type="float" office:value="7.543713E-023">
            <text:p>7.544E-2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2787">
            <text:p>1.593E-01</text:p>
          </table:table-cell>
          <table:table-cell office:value-type="float" office:value="0.00003612633">
            <text:p>3.613E-05</text:p>
          </table:table-cell>
          <table:table-cell office:value-type="float" office:value="0.0007431005">
            <text:p>7.431E-04</text:p>
          </table:table-cell>
          <table:table-cell office:value-type="float" office:value="0.00001221401">
            <text:p>1.221E-05</text:p>
          </table:table-cell>
          <table:table-cell office:value-type="float" office:value="-0.00000000116362">
            <text:p>-1.164E-09</text:p>
          </table:table-cell>
          <table:table-cell office:value-type="float" office:value="-0.00000007341254">
            <text:p>-7.341E-08</text:p>
          </table:table-cell>
          <table:table-cell office:value-type="float" office:value="-2.341975E-023">
            <text:p>-2.342E-23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1776">
            <text:p>3.318E-04</text:p>
          </table:table-cell>
          <table:table-cell office:value-type="float" office:value="0.000009216">
            <text:p>9.216E-06</text:p>
          </table:table-cell>
          <table:table-cell office:value-type="float" office:value="0.0000000005096079">
            <text:p>5.096E-10</text:p>
          </table:table-cell>
          <table:table-cell office:value-type="float" office:value="0.000000331776">
            <text:p>3.318E-07</text:p>
          </table:table-cell>
          <table:table-cell office:value-type="float" office:value="-5.422044E-023">
            <text:p>-5.422E-23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6">
            <text:p>1.560E-01</text:p>
          </table:table-cell>
          <table:table-cell office:value-type="float" office:value="0.001296">
            <text:p>1.296E-03</text:p>
          </table:table-cell>
          <table:table-cell office:value-type="float" office:value="0.000331776">
            <text:p>3.318E-04</text:p>
          </table:table-cell>
          <table:table-cell office:value-type="float" office:value="0.000009216">
            <text:p>9.216E-06</text:p>
          </table:table-cell>
          <table:table-cell office:value-type="float" office:value="0.0000000005096079">
            <text:p>5.096E-10</text:p>
          </table:table-cell>
          <table:table-cell office:value-type="float" office:value="0.000000331776">
            <text:p>3.318E-07</text:p>
          </table:table-cell>
          <table:table-cell office:value-type="float" office:value="-5.422044E-023">
            <text:p>-5.422E-23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2787">
            <text:p>1.593E-01</text:p>
          </table:table-cell>
          <table:table-cell office:value-type="float" office:value="0.00003612633">
            <text:p>3.613E-05</text:p>
          </table:table-cell>
          <table:table-cell office:value-type="float" office:value="0.0007431005">
            <text:p>7.431E-04</text:p>
          </table:table-cell>
          <table:table-cell office:value-type="float" office:value="0.00001221401">
            <text:p>1.221E-05</text:p>
          </table:table-cell>
          <table:table-cell office:value-type="float" office:value="-0.00000000116362">
            <text:p>-1.164E-09</text:p>
          </table:table-cell>
          <table:table-cell office:value-type="float" office:value="-0.00000007341254">
            <text:p>-7.341E-08</text:p>
          </table:table-cell>
          <table:table-cell office:value-type="float" office:value="4.460765E-022">
            <text:p>4.461E-22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656805">
            <text:p>1.657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481481">
            <text:p>1.481E-01</text:p>
          </table:table-cell>
          <table:table-cell table:number-columns-repeated="6" office:value-type="float" office:value="0">
            <text:p>0.000E+00</text:p>
          </table:table-cell>
          <table:table-cell/>
        </table:table-row>
        <table:table-row table:style-name="ro1" table:number-rows-repeated="104821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ircle_r5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603414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627291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63905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626126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629025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612659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629025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626126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63905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27291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603414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627291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63905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626126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629025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612659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629025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626126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63905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627291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603414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627291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63905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626126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629025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612659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629025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626126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63905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627291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603414">
            <text:p>1.60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627291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63905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626126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629025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612659">
            <text:p>1.61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619449">
            <text:p>1.61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629025">
            <text:p>1.62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626126">
            <text:p>1.62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62337">
            <text:p>1.62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639055">
            <text:p>1.63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610884">
            <text:p>1.61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609292">
            <text:p>1.60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627291">
            <text:p>1.62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6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592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8808">
            <text:p>1.58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5927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618141">
            <text:p>1.61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607686">
            <text:p>1.60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r10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5934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97692">
            <text:p>1.598E-01</text:p>
          </table:table-cell>
          <table:table-cell office:value-type="float" office:value="0.0000008863577">
            <text:p>8.864E-07</text:p>
          </table:table-cell>
          <table:table-cell office:value-type="float" office:value="0.0000002962411">
            <text:p>2.962E-07</text:p>
          </table:table-cell>
          <table:table-cell office:value-type="float" office:value="0.0000000008082104">
            <text:p>8.082E-10</text:p>
          </table:table-cell>
          <table:table-cell office:value-type="float" office:value="1.250574E-017">
            <text:p>1.251E-17</text:p>
          </table:table-cell>
          <table:table-cell office:value-type="float" office:value="0.0000000000007609024">
            <text:p>7.609E-13</text:p>
          </table:table-cell>
          <table:table-cell office:value-type="float" office:value="-2.0523E-031">
            <text:p>-2.052E-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9759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59467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94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9145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602198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599002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5954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598443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59603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00049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59663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59663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600049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9603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598443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5954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599002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02198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9145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94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59467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9759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597692">
            <text:p>1.598E-01</text:p>
          </table:table-cell>
          <table:table-cell office:value-type="float" office:value="0.0000008863577">
            <text:p>8.864E-07</text:p>
          </table:table-cell>
          <table:table-cell office:value-type="float" office:value="0.0000002962411">
            <text:p>2.962E-07</text:p>
          </table:table-cell>
          <table:table-cell office:value-type="float" office:value="0.0000000008082104">
            <text:p>8.082E-10</text:p>
          </table:table-cell>
          <table:table-cell office:value-type="float" office:value="1.250574E-017">
            <text:p>1.251E-17</text:p>
          </table:table-cell>
          <table:table-cell office:value-type="float" office:value="0.0000000000007609024">
            <text:p>7.609E-13</text:p>
          </table:table-cell>
          <table:table-cell office:value-type="float" office:value="-2.0523E-031">
            <text:p>-2.052E-3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5934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598166">
            <text:p>1.598E-01</text:p>
          </table:table-cell>
          <table:table-cell office:value-type="float" office:value="0.00000000002735672">
            <text:p>2.736E-11</text:p>
          </table:table-cell>
          <table:table-cell office:value-type="float" office:value="0.0000005941374">
            <text:p>5.941E-07</text:p>
          </table:table-cell>
          <table:table-cell office:value-type="float" office:value="0.000000001586115">
            <text:p>1.586E-09</text:p>
          </table:table-cell>
          <table:table-cell office:value-type="float" office:value="-4.869064E-017">
            <text:p>-4.869E-17</text:p>
          </table:table-cell>
          <table:table-cell office:value-type="float" office:value="-8.295961E-015">
            <text:p>-8.296E-15</text:p>
          </table:table-cell>
          <table:table-cell office:value-type="float" office:value="5.160778E-030">
            <text:p>5.161E-3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59759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59467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94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9145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602198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599002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5954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598443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59603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600049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59663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59663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600049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9603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598443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5954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599002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02198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9145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94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59467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759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5934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597692">
            <text:p>1.598E-01</text:p>
          </table:table-cell>
          <table:table-cell office:value-type="float" office:value="0.0000008863577">
            <text:p>8.864E-07</text:p>
          </table:table-cell>
          <table:table-cell office:value-type="float" office:value="0.0000002962411">
            <text:p>2.962E-07</text:p>
          </table:table-cell>
          <table:table-cell office:value-type="float" office:value="0.0000000008082104">
            <text:p>8.082E-10</text:p>
          </table:table-cell>
          <table:table-cell office:value-type="float" office:value="1.250574E-017">
            <text:p>1.251E-17</text:p>
          </table:table-cell>
          <table:table-cell office:value-type="float" office:value="0.0000000000007609024">
            <text:p>7.609E-13</text:p>
          </table:table-cell>
          <table:table-cell office:value-type="float" office:value="1.125833E-029">
            <text:p>1.126E-2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9759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59467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94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9145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602198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599002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5954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598443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59603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600049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59663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59663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600049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59603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598443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5954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599002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602198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9145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94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59467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9759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597692">
            <text:p>1.598E-01</text:p>
          </table:table-cell>
          <table:table-cell office:value-type="float" office:value="0.0000008863577">
            <text:p>8.864E-07</text:p>
          </table:table-cell>
          <table:table-cell office:value-type="float" office:value="0.0000002962411">
            <text:p>2.962E-07</text:p>
          </table:table-cell>
          <table:table-cell office:value-type="float" office:value="0.0000000008082104">
            <text:p>8.082E-10</text:p>
          </table:table-cell>
          <table:table-cell office:value-type="float" office:value="1.250574E-017">
            <text:p>1.251E-17</text:p>
          </table:table-cell>
          <table:table-cell office:value-type="float" office:value="0.0000000000007609024">
            <text:p>7.609E-13</text:p>
          </table:table-cell>
          <table:table-cell office:value-type="float" office:value="-9.381944E-030">
            <text:p>-9.382E-3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59340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759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59467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94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9145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602198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599002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5954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598443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59603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600049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59663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5928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596639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600049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596032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598443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59544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5997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595619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596874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598799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599002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6003">
            <text:p>1.600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8279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602198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9071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9404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91455">
            <text:p>1.591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94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601896">
            <text:p>1.60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597901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594677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97594">
            <text:p>1.598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59342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599128">
            <text:p>1.599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598166">
            <text:p>1.598E-01</text:p>
          </table:table-cell>
          <table:table-cell office:value-type="float" office:value="0.00000000002735672">
            <text:p>2.736E-11</text:p>
          </table:table-cell>
          <table:table-cell office:value-type="float" office:value="0.0000005941374">
            <text:p>5.941E-07</text:p>
          </table:table-cell>
          <table:table-cell office:value-type="float" office:value="0.000000001586115">
            <text:p>1.586E-09</text:p>
          </table:table-cell>
          <table:table-cell office:value-type="float" office:value="-4.869064E-017">
            <text:p>-4.869E-17</text:p>
          </table:table-cell>
          <table:table-cell office:value-type="float" office:value="-8.295961E-015">
            <text:p>-8.296E-15</text:p>
          </table:table-cell>
          <table:table-cell office:value-type="float" office:value="1.976042E-030">
            <text:p>1.976E-3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597188">
            <text:p>1.597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r15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59210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9490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9388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5954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592394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59202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9523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9432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95573">
            <text:p>1.596E-01</text:p>
          </table:table-cell>
          <table:table-cell office:value-type="float" office:value="0.000000000001042715">
            <text:p>1.043E-12</text:p>
          </table:table-cell>
          <table:table-cell office:value-type="float" office:value="0.00000009405889">
            <text:p>9.406E-08</text:p>
          </table:table-cell>
          <table:table-cell office:value-type="float" office:value="0.0000000002489056">
            <text:p>2.489E-10</text:p>
          </table:table-cell>
          <table:table-cell office:value-type="float" office:value="1.204348E-018">
            <text:p>1.204E-18</text:p>
          </table:table-cell>
          <table:table-cell office:value-type="float" office:value="-2.54166E-016">
            <text:p>-2.542E-16</text:p>
          </table:table-cell>
          <table:table-cell office:value-type="float" office:value="7.403168E-031">
            <text:p>7.403E-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446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59601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59442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59564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594523">
            <text:p>1.595E-01</text:p>
          </table:table-cell>
          <table:table-cell office:value-type="float" office:value="0.0000001989342">
            <text:p>1.989E-07</text:p>
          </table:table-cell>
          <table:table-cell office:value-type="float" office:value="0.00000006805503">
            <text:p>6.806E-08</text:p>
          </table:table-cell>
          <table:table-cell office:value-type="float" office:value="0.0000000002784808">
            <text:p>2.785E-10</text:p>
          </table:table-cell>
          <table:table-cell office:value-type="float" office:value="1.212336E-018">
            <text:p>1.212E-18</text:p>
          </table:table-cell>
          <table:table-cell office:value-type="float" office:value="-0.0000000000001242081">
            <text:p>-1.242E-13</text:p>
          </table:table-cell>
          <table:table-cell office:value-type="float" office:value="-1.104012E-030">
            <text:p>-1.104E-3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5936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59409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59521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5946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275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5946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595371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59429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59357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5937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59494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59561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59361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59361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59561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9494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5937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59357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59429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595371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5946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275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5946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59521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59409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5936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594523">
            <text:p>1.595E-01</text:p>
          </table:table-cell>
          <table:table-cell office:value-type="float" office:value="0.0000001989342">
            <text:p>1.989E-07</text:p>
          </table:table-cell>
          <table:table-cell office:value-type="float" office:value="0.00000006805503">
            <text:p>6.806E-08</text:p>
          </table:table-cell>
          <table:table-cell office:value-type="float" office:value="0.0000000002784808">
            <text:p>2.785E-10</text:p>
          </table:table-cell>
          <table:table-cell office:value-type="float" office:value="1.212336E-018">
            <text:p>1.212E-18</text:p>
          </table:table-cell>
          <table:table-cell office:value-type="float" office:value="-0.0000000000001242081">
            <text:p>-1.242E-13</text:p>
          </table:table-cell>
          <table:table-cell office:value-type="float" office:value="1.258839E-030">
            <text:p>1.259E-3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59564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59442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59601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446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95573">
            <text:p>1.596E-01</text:p>
          </table:table-cell>
          <table:table-cell office:value-type="float" office:value="0.000000000001042715">
            <text:p>1.043E-12</text:p>
          </table:table-cell>
          <table:table-cell office:value-type="float" office:value="0.00000009405889">
            <text:p>9.406E-08</text:p>
          </table:table-cell>
          <table:table-cell office:value-type="float" office:value="0.0000000002489056">
            <text:p>2.489E-10</text:p>
          </table:table-cell>
          <table:table-cell office:value-type="float" office:value="1.204348E-018">
            <text:p>1.204E-18</text:p>
          </table:table-cell>
          <table:table-cell office:value-type="float" office:value="-2.54166E-016">
            <text:p>-2.542E-16</text:p>
          </table:table-cell>
          <table:table-cell office:value-type="float" office:value="-7.83177E-031">
            <text:p>-7.832E-3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9432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9523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59202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592394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5954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9388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59490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59210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59490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59388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5954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592394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59202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9523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9432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95573">
            <text:p>1.596E-01</text:p>
          </table:table-cell>
          <table:table-cell office:value-type="float" office:value="0.000000000001042715">
            <text:p>1.043E-12</text:p>
          </table:table-cell>
          <table:table-cell office:value-type="float" office:value="0.00000009405889">
            <text:p>9.406E-08</text:p>
          </table:table-cell>
          <table:table-cell office:value-type="float" office:value="0.0000000002489056">
            <text:p>2.489E-10</text:p>
          </table:table-cell>
          <table:table-cell office:value-type="float" office:value="1.204348E-018">
            <text:p>1.204E-18</text:p>
          </table:table-cell>
          <table:table-cell office:value-type="float" office:value="-2.54166E-016">
            <text:p>-2.542E-16</text:p>
          </table:table-cell>
          <table:table-cell office:value-type="float" office:value="-2.635289E-031">
            <text:p>-2.635E-3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446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59601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59442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59564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594523">
            <text:p>1.595E-01</text:p>
          </table:table-cell>
          <table:table-cell office:value-type="float" office:value="0.0000001989342">
            <text:p>1.989E-07</text:p>
          </table:table-cell>
          <table:table-cell office:value-type="float" office:value="0.00000006805503">
            <text:p>6.806E-08</text:p>
          </table:table-cell>
          <table:table-cell office:value-type="float" office:value="0.0000000002784808">
            <text:p>2.785E-10</text:p>
          </table:table-cell>
          <table:table-cell office:value-type="float" office:value="1.212336E-018">
            <text:p>1.212E-18</text:p>
          </table:table-cell>
          <table:table-cell office:value-type="float" office:value="-0.0000000000001242081">
            <text:p>-1.242E-13</text:p>
          </table:table-cell>
          <table:table-cell office:value-type="float" office:value="2.452428E-030">
            <text:p>2.452E-3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5936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59409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59521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5946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275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5946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595371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59429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59357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5937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59494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59561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59361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59361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59561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9494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5937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9357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59429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595371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5946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275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5946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59521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9409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5936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94523">
            <text:p>1.595E-01</text:p>
          </table:table-cell>
          <table:table-cell office:value-type="float" office:value="0.0000001989342">
            <text:p>1.989E-07</text:p>
          </table:table-cell>
          <table:table-cell office:value-type="float" office:value="0.00000006805503">
            <text:p>6.806E-08</text:p>
          </table:table-cell>
          <table:table-cell office:value-type="float" office:value="0.0000000002784808">
            <text:p>2.785E-10</text:p>
          </table:table-cell>
          <table:table-cell office:value-type="float" office:value="1.212336E-018">
            <text:p>1.212E-18</text:p>
          </table:table-cell>
          <table:table-cell office:value-type="float" office:value="-0.0000000000001242081">
            <text:p>-1.242E-13</text:p>
          </table:table-cell>
          <table:table-cell office:value-type="float" office:value="1.258839E-030">
            <text:p>1.259E-3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59564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59442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59601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446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95573">
            <text:p>1.596E-01</text:p>
          </table:table-cell>
          <table:table-cell office:value-type="float" office:value="0.000000000001042715">
            <text:p>1.043E-12</text:p>
          </table:table-cell>
          <table:table-cell office:value-type="float" office:value="0.00000009405889">
            <text:p>9.406E-08</text:p>
          </table:table-cell>
          <table:table-cell office:value-type="float" office:value="0.0000000002489056">
            <text:p>2.489E-10</text:p>
          </table:table-cell>
          <table:table-cell office:value-type="float" office:value="1.204348E-018">
            <text:p>1.204E-18</text:p>
          </table:table-cell>
          <table:table-cell office:value-type="float" office:value="-2.54166E-016">
            <text:p>-2.542E-16</text:p>
          </table:table-cell>
          <table:table-cell office:value-type="float" office:value="-1.623539E-030">
            <text:p>-1.624E-3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9432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9523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59202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592394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5954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388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59490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59210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59490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9388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5954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592394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59202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9523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9432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95573">
            <text:p>1.596E-01</text:p>
          </table:table-cell>
          <table:table-cell office:value-type="float" office:value="0.000000000001042715">
            <text:p>1.043E-12</text:p>
          </table:table-cell>
          <table:table-cell office:value-type="float" office:value="0.00000009405889">
            <text:p>9.406E-08</text:p>
          </table:table-cell>
          <table:table-cell office:value-type="float" office:value="0.0000000002489056">
            <text:p>2.489E-10</text:p>
          </table:table-cell>
          <table:table-cell office:value-type="float" office:value="1.204348E-018">
            <text:p>1.204E-18</text:p>
          </table:table-cell>
          <table:table-cell office:value-type="float" office:value="-2.54166E-016">
            <text:p>-2.542E-16</text:p>
          </table:table-cell>
          <table:table-cell office:value-type="float" office:value="-1.61003E-030">
            <text:p>-1.610E-3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446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59601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59442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59564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594523">
            <text:p>1.595E-01</text:p>
          </table:table-cell>
          <table:table-cell office:value-type="float" office:value="0.0000001989342">
            <text:p>1.989E-07</text:p>
          </table:table-cell>
          <table:table-cell office:value-type="float" office:value="0.00000006805503">
            <text:p>6.806E-08</text:p>
          </table:table-cell>
          <table:table-cell office:value-type="float" office:value="0.0000000002784808">
            <text:p>2.785E-10</text:p>
          </table:table-cell>
          <table:table-cell office:value-type="float" office:value="1.212336E-018">
            <text:p>1.212E-18</text:p>
          </table:table-cell>
          <table:table-cell office:value-type="float" office:value="-0.0000000000001242081">
            <text:p>-1.242E-13</text:p>
          </table:table-cell>
          <table:table-cell office:value-type="float" office:value="2.452428E-030">
            <text:p>2.452E-3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5936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59409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59521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5946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275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5946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595371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59429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59357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5937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59494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59561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59361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59361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59561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59494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5937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59357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59429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595371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5946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275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5946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59521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59409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5936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594523">
            <text:p>1.595E-01</text:p>
          </table:table-cell>
          <table:table-cell office:value-type="float" office:value="0.0000001989342">
            <text:p>1.989E-07</text:p>
          </table:table-cell>
          <table:table-cell office:value-type="float" office:value="0.00000006805503">
            <text:p>6.806E-08</text:p>
          </table:table-cell>
          <table:table-cell office:value-type="float" office:value="0.0000000002784808">
            <text:p>2.785E-10</text:p>
          </table:table-cell>
          <table:table-cell office:value-type="float" office:value="1.212336E-018">
            <text:p>1.212E-18</text:p>
          </table:table-cell>
          <table:table-cell office:value-type="float" office:value="-0.0000000000001242081">
            <text:p>-1.242E-13</text:p>
          </table:table-cell>
          <table:table-cell office:value-type="float" office:value="-2.487596E-030">
            <text:p>-2.488E-3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59564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59442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59601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446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95573">
            <text:p>1.596E-01</text:p>
          </table:table-cell>
          <table:table-cell office:value-type="float" office:value="0.000000000001042715">
            <text:p>1.043E-12</text:p>
          </table:table-cell>
          <table:table-cell office:value-type="float" office:value="0.00000009405889">
            <text:p>9.406E-08</text:p>
          </table:table-cell>
          <table:table-cell office:value-type="float" office:value="0.0000000002489056">
            <text:p>2.489E-10</text:p>
          </table:table-cell>
          <table:table-cell office:value-type="float" office:value="1.204348E-018">
            <text:p>1.204E-18</text:p>
          </table:table-cell>
          <table:table-cell office:value-type="float" office:value="-2.54166E-016">
            <text:p>-2.542E-16</text:p>
          </table:table-cell>
          <table:table-cell office:value-type="float" office:value="1.689116E-030">
            <text:p>1.689E-3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9432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9523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59202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592394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5954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9388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59490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59210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59490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388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5954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592394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59202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9523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9432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95573">
            <text:p>1.596E-01</text:p>
          </table:table-cell>
          <table:table-cell office:value-type="float" office:value="0.000000000001042715">
            <text:p>1.043E-12</text:p>
          </table:table-cell>
          <table:table-cell office:value-type="float" office:value="0.00000009405889">
            <text:p>9.406E-08</text:p>
          </table:table-cell>
          <table:table-cell office:value-type="float" office:value="0.0000000002489056">
            <text:p>2.489E-10</text:p>
          </table:table-cell>
          <table:table-cell office:value-type="float" office:value="1.204348E-018">
            <text:p>1.204E-18</text:p>
          </table:table-cell>
          <table:table-cell office:value-type="float" office:value="-2.54166E-016">
            <text:p>-2.542E-16</text:p>
          </table:table-cell>
          <table:table-cell office:value-type="float" office:value="1.666039E-030">
            <text:p>1.666E-3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446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59601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59442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59564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594523">
            <text:p>1.595E-01</text:p>
          </table:table-cell>
          <table:table-cell office:value-type="float" office:value="0.0000001989342">
            <text:p>1.989E-07</text:p>
          </table:table-cell>
          <table:table-cell office:value-type="float" office:value="0.00000006805503">
            <text:p>6.806E-08</text:p>
          </table:table-cell>
          <table:table-cell office:value-type="float" office:value="0.0000000002784808">
            <text:p>2.785E-10</text:p>
          </table:table-cell>
          <table:table-cell office:value-type="float" office:value="1.212336E-018">
            <text:p>1.212E-18</text:p>
          </table:table-cell>
          <table:table-cell office:value-type="float" office:value="-0.0000000000001242081">
            <text:p>-1.242E-13</text:p>
          </table:table-cell>
          <table:table-cell office:value-type="float" office:value="-1.104012E-030">
            <text:p>-1.104E-3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5936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59409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59521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5946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275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5946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595371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59429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59357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5937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59494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59561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59361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593612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595617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59494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5937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59357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59429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595371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5934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5946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275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59466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59419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59300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59521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59409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5929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59369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94523">
            <text:p>1.595E-01</text:p>
          </table:table-cell>
          <table:table-cell office:value-type="float" office:value="0.0000001989342">
            <text:p>1.989E-07</text:p>
          </table:table-cell>
          <table:table-cell office:value-type="float" office:value="0.00000006805503">
            <text:p>6.806E-08</text:p>
          </table:table-cell>
          <table:table-cell office:value-type="float" office:value="0.0000000002784808">
            <text:p>2.785E-10</text:p>
          </table:table-cell>
          <table:table-cell office:value-type="float" office:value="1.212336E-018">
            <text:p>1.212E-18</text:p>
          </table:table-cell>
          <table:table-cell office:value-type="float" office:value="-0.0000000000001242081">
            <text:p>-1.242E-13</text:p>
          </table:table-cell>
          <table:table-cell office:value-type="float" office:value="-2.487596E-030">
            <text:p>-2.488E-3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595641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59442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596014">
            <text:p>1.596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4464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4835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95573">
            <text:p>1.596E-01</text:p>
          </table:table-cell>
          <table:table-cell office:value-type="float" office:value="0.000000000001042715">
            <text:p>1.043E-12</text:p>
          </table:table-cell>
          <table:table-cell office:value-type="float" office:value="0.00000009405889">
            <text:p>9.406E-08</text:p>
          </table:table-cell>
          <table:table-cell office:value-type="float" office:value="0.0000000002489056">
            <text:p>2.489E-10</text:p>
          </table:table-cell>
          <table:table-cell office:value-type="float" office:value="1.204348E-018">
            <text:p>1.204E-18</text:p>
          </table:table-cell>
          <table:table-cell office:value-type="float" office:value="-2.54166E-016">
            <text:p>-2.542E-16</text:p>
          </table:table-cell>
          <table:table-cell office:value-type="float" office:value="2.82118E-031">
            <text:p>2.821E-31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9432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95236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593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592023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5936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592394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595489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93883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592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594902">
            <text:p>1.595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594221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r20" table:style-name="ta1" table:print="false">
        <table:table-column table:style-name="co1" table:default-cell-style-name="Default"/>
        <table:table-column table:style-name="co6" table:number-columns-repeated="7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159179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92375">
            <text:p>1.592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930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5929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593695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5931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59297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59268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59305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9396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59321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5936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59303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593811">
            <text:p>1.594E-01</text:p>
          </table:table-cell>
          <table:table-cell office:value-type="float" office:value="0.00000006337482">
            <text:p>6.337E-08</text:p>
          </table:table-cell>
          <table:table-cell office:value-type="float" office:value="0.00000002136269">
            <text:p>2.136E-08</text:p>
          </table:table-cell>
          <table:table-cell office:value-type="float" office:value="0.00000000005810766">
            <text:p>5.811E-11</text:p>
          </table:table-cell>
          <table:table-cell office:value-type="float" office:value="6.474079E-020">
            <text:p>6.474E-20</text:p>
          </table:table-cell>
          <table:table-cell office:value-type="float" office:value="-0.00000000000001462823">
            <text:p>-1.463E-14</text:p>
          </table:table-cell>
          <table:table-cell office:value-type="float" office:value="1.131018E-032">
            <text:p>1.131E-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59307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5926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9232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5927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5929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159259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930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5931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593024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59324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59301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59327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59268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59248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5924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592451">
            <text:p>1.592E-01</text:p>
          </table:table-cell>
          <table:table-cell office:value-type="float" office:value="0.0000000000001316941">
            <text:p>1.317E-13</text:p>
          </table:table-cell>
          <table:table-cell office:value-type="float" office:value="0.00000003704853">
            <text:p>3.705E-08</text:p>
          </table:table-cell>
          <table:table-cell office:value-type="float" office:value="0.0000000000003830981">
            <text:p>3.831E-13</text:p>
          </table:table-cell>
          <table:table-cell office:value-type="float" office:value="-4.564051E-023">
            <text:p>-4.564E-23</text:p>
          </table:table-cell>
          <table:table-cell office:value-type="float" office:value="-1.390251E-019">
            <text:p>-1.390E-19</text:p>
          </table:table-cell>
          <table:table-cell office:value-type="float" office:value="-1.09737E-035">
            <text:p>-1.097E-3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59263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5928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59263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592451">
            <text:p>1.592E-01</text:p>
          </table:table-cell>
          <table:table-cell office:value-type="float" office:value="0.0000000000001316941">
            <text:p>1.317E-13</text:p>
          </table:table-cell>
          <table:table-cell office:value-type="float" office:value="0.00000003704853">
            <text:p>3.705E-08</text:p>
          </table:table-cell>
          <table:table-cell office:value-type="float" office:value="0.0000000000003830981">
            <text:p>3.831E-13</text:p>
          </table:table-cell>
          <table:table-cell office:value-type="float" office:value="-4.564051E-023">
            <text:p>-4.564E-23</text:p>
          </table:table-cell>
          <table:table-cell office:value-type="float" office:value="-1.390251E-019">
            <text:p>-1.390E-19</text:p>
          </table:table-cell>
          <table:table-cell office:value-type="float" office:value="-1.035923E-034">
            <text:p>-1.036E-3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5924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9248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59268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59327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59301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59324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593024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5931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5930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59259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5929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5927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59232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5926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59307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593811">
            <text:p>1.594E-01</text:p>
          </table:table-cell>
          <table:table-cell office:value-type="float" office:value="0.00000006337482">
            <text:p>6.337E-08</text:p>
          </table:table-cell>
          <table:table-cell office:value-type="float" office:value="0.00000002136269">
            <text:p>2.136E-08</text:p>
          </table:table-cell>
          <table:table-cell office:value-type="float" office:value="0.00000000005810766">
            <text:p>5.811E-11</text:p>
          </table:table-cell>
          <table:table-cell office:value-type="float" office:value="6.474079E-020">
            <text:p>6.474E-20</text:p>
          </table:table-cell>
          <table:table-cell office:value-type="float" office:value="-0.00000000000001462823">
            <text:p>-1.463E-14</text:p>
          </table:table-cell>
          <table:table-cell office:value-type="float" office:value="1.267447E-034">
            <text:p>1.267E-3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59303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5936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59321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59396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9305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59268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59297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5931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593695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5929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5930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592375">
            <text:p>1.592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59179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592375">
            <text:p>1.592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5930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5929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593695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5931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59297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59268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59305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59396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59321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5936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59303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593811">
            <text:p>1.594E-01</text:p>
          </table:table-cell>
          <table:table-cell office:value-type="float" office:value="0.00000006337482">
            <text:p>6.337E-08</text:p>
          </table:table-cell>
          <table:table-cell office:value-type="float" office:value="0.00000002136269">
            <text:p>2.136E-08</text:p>
          </table:table-cell>
          <table:table-cell office:value-type="float" office:value="0.00000000005810766">
            <text:p>5.811E-11</text:p>
          </table:table-cell>
          <table:table-cell office:value-type="float" office:value="6.474079E-020">
            <text:p>6.474E-20</text:p>
          </table:table-cell>
          <table:table-cell office:value-type="float" office:value="-0.00000000000001462823">
            <text:p>-1.463E-14</text:p>
          </table:table-cell>
          <table:table-cell office:value-type="float" office:value="1.131018E-032">
            <text:p>1.131E-3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59307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5926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59232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5927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5929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59259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5930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5931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593024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59324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59301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59327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59268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59248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5924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592451">
            <text:p>1.592E-01</text:p>
          </table:table-cell>
          <table:table-cell office:value-type="float" office:value="0.0000000000001316941">
            <text:p>1.317E-13</text:p>
          </table:table-cell>
          <table:table-cell office:value-type="float" office:value="0.00000003704853">
            <text:p>3.705E-08</text:p>
          </table:table-cell>
          <table:table-cell office:value-type="float" office:value="0.0000000000003830981">
            <text:p>3.831E-13</text:p>
          </table:table-cell>
          <table:table-cell office:value-type="float" office:value="-4.564051E-023">
            <text:p>-4.564E-23</text:p>
          </table:table-cell>
          <table:table-cell office:value-type="float" office:value="-1.390251E-019">
            <text:p>-1.390E-19</text:p>
          </table:table-cell>
          <table:table-cell office:value-type="float" office:value="1.384433E-033">
            <text:p>1.384E-3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59263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5928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59263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592451">
            <text:p>1.592E-01</text:p>
          </table:table-cell>
          <table:table-cell office:value-type="float" office:value="0.0000000000001316941">
            <text:p>1.317E-13</text:p>
          </table:table-cell>
          <table:table-cell office:value-type="float" office:value="0.00000003704853">
            <text:p>3.705E-08</text:p>
          </table:table-cell>
          <table:table-cell office:value-type="float" office:value="0.0000000000003830981">
            <text:p>3.831E-13</text:p>
          </table:table-cell>
          <table:table-cell office:value-type="float" office:value="-4.564051E-023">
            <text:p>-4.564E-23</text:p>
          </table:table-cell>
          <table:table-cell office:value-type="float" office:value="-1.390251E-019">
            <text:p>-1.390E-19</text:p>
          </table:table-cell>
          <table:table-cell office:value-type="float" office:value="7.646959E-034">
            <text:p>7.647E-3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5924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59248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59268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59327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59301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59324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593024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5931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5930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59259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5929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5927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59232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926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59307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93941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59303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5936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59321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59396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59305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59268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59297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5931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593695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5929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5930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592375">
            <text:p>1.592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59179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592375">
            <text:p>1.592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5930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5929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593695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5931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59297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59268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59305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59396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59321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5936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59303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1593941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159307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15926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159232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15927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15929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159259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5930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5931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1593024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159324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159301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59327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59268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59248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15924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1592451">
            <text:p>1.592E-01</text:p>
          </table:table-cell>
          <table:table-cell office:value-type="float" office:value="0.0000000000001316941">
            <text:p>1.317E-13</text:p>
          </table:table-cell>
          <table:table-cell office:value-type="float" office:value="0.00000003704853">
            <text:p>3.705E-08</text:p>
          </table:table-cell>
          <table:table-cell office:value-type="float" office:value="0.0000000000003830981">
            <text:p>3.831E-13</text:p>
          </table:table-cell>
          <table:table-cell office:value-type="float" office:value="-4.564051E-023">
            <text:p>-4.564E-23</text:p>
          </table:table-cell>
          <table:table-cell office:value-type="float" office:value="-1.390251E-019">
            <text:p>-1.390E-19</text:p>
          </table:table-cell>
          <table:table-cell office:value-type="float" office:value="3.962111E-034">
            <text:p>3.962E-3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159263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15928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159263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1592451">
            <text:p>1.592E-01</text:p>
          </table:table-cell>
          <table:table-cell office:value-type="float" office:value="0.0000000000001316941">
            <text:p>1.317E-13</text:p>
          </table:table-cell>
          <table:table-cell office:value-type="float" office:value="0.00000003704853">
            <text:p>3.705E-08</text:p>
          </table:table-cell>
          <table:table-cell office:value-type="float" office:value="0.0000000000003830981">
            <text:p>3.831E-13</text:p>
          </table:table-cell>
          <table:table-cell office:value-type="float" office:value="-4.564051E-023">
            <text:p>-4.564E-23</text:p>
          </table:table-cell>
          <table:table-cell office:value-type="float" office:value="-1.390251E-019">
            <text:p>-1.390E-19</text:p>
          </table:table-cell>
          <table:table-cell office:value-type="float" office:value="-2.045676E-034">
            <text:p>-2.046E-3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15924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159248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159268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59327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59301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159324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1593024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15931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5930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159259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15929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15927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159232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15926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159307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1593941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159303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15936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159321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159396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59305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159268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159297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15931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1593695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15929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15930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1592375">
            <text:p>1.592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1591799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1592375">
            <text:p>1.592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15930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15929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1593695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15931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159297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159268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159305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159396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159321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15936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159303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1593941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159307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15926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159232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15927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15929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159259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15930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15931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1593024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159324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159301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9327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59268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159248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15924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1592451">
            <text:p>1.592E-01</text:p>
          </table:table-cell>
          <table:table-cell office:value-type="float" office:value="0.0000000000001316941">
            <text:p>1.317E-13</text:p>
          </table:table-cell>
          <table:table-cell office:value-type="float" office:value="0.00000003704853">
            <text:p>3.705E-08</text:p>
          </table:table-cell>
          <table:table-cell office:value-type="float" office:value="0.0000000000003830981">
            <text:p>3.831E-13</text:p>
          </table:table-cell>
          <table:table-cell office:value-type="float" office:value="-4.564051E-023">
            <text:p>-4.564E-23</text:p>
          </table:table-cell>
          <table:table-cell office:value-type="float" office:value="-1.390251E-019">
            <text:p>-1.390E-19</text:p>
          </table:table-cell>
          <table:table-cell office:value-type="float" office:value="-7.429732E-034">
            <text:p>-7.430E-3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159263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15928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159263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1592451">
            <text:p>1.592E-01</text:p>
          </table:table-cell>
          <table:table-cell office:value-type="float" office:value="0.0000000000001316941">
            <text:p>1.317E-13</text:p>
          </table:table-cell>
          <table:table-cell office:value-type="float" office:value="0.00000003704853">
            <text:p>3.705E-08</text:p>
          </table:table-cell>
          <table:table-cell office:value-type="float" office:value="0.0000000000003830981">
            <text:p>3.831E-13</text:p>
          </table:table-cell>
          <table:table-cell office:value-type="float" office:value="-4.564051E-023">
            <text:p>-4.564E-23</text:p>
          </table:table-cell>
          <table:table-cell office:value-type="float" office:value="-1.390251E-019">
            <text:p>-1.390E-19</text:p>
          </table:table-cell>
          <table:table-cell office:value-type="float" office:value="-1.371462E-033">
            <text:p>-1.371E-3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159242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1592481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159268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159327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593013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159334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159324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1593024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15931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15930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159259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159294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5927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1592322">
            <text:p>1.592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159262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1593077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1593811">
            <text:p>1.594E-01</text:p>
          </table:table-cell>
          <table:table-cell office:value-type="float" office:value="0.00000006337482">
            <text:p>6.337E-08</text:p>
          </table:table-cell>
          <table:table-cell office:value-type="float" office:value="0.00000002136269">
            <text:p>2.136E-08</text:p>
          </table:table-cell>
          <table:table-cell office:value-type="float" office:value="0.00000000005810766">
            <text:p>5.811E-11</text:p>
          </table:table-cell>
          <table:table-cell office:value-type="float" office:value="6.474079E-020">
            <text:p>6.474E-20</text:p>
          </table:table-cell>
          <table:table-cell office:value-type="float" office:value="-0.00000000000001462823">
            <text:p>-1.463E-14</text:p>
          </table:table-cell>
          <table:table-cell office:value-type="float" office:value="1.267447E-034">
            <text:p>1.267E-3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15935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592988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159303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1593678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93214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1593967">
            <text:p>1.594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1593302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1593055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159268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1592979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159318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159258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159261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92699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1593695">
            <text:p>1.594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159296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1593076">
            <text:p>1.593E-01</text:p>
          </table:table-cell>
          <table:table-cell table:number-columns-repeated="6" office:value-type="float" office:value="0">
            <text:p>0.000E+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1592375">
            <text:p>1.592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1593091">
            <text:p>1.593E-01</text:p>
          </table:table-cell>
          <table:table-cell office:value-type="float" office:value="6.471646E-038">
            <text:p>6.472E-38</text:p>
          </table:table-cell>
          <table:table-cell office:value-type="float" office:value="1.270127E-037">
            <text:p>1.270E-37</text:p>
          </table:table-cell>
          <table:table-cell office:value-type="float" office:value="2.013616E-037">
            <text:p>2.014E-37</text:p>
          </table:table-cell>
          <table:table-cell office:value-type="float" office:value="-2.045079E-074">
            <text:p>-2.045E-74</text:p>
          </table:table-cell>
          <table:table-cell office:value-type="float" office:value="4.413252E-056">
            <text:p>4.413E-56</text:p>
          </table:table-cell>
          <table:table-cell office:value-type="float" office:value="-2.487491E-074">
            <text:p>-2.487E-74</text:p>
          </table:table-cell>
        </table:table-row>
        <table:table-row table:style-name="ro1" table:number-rows-repeated="10482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le_h1_result" table:style-name="ta1" table:print="false">
        <table:table-column table:style-name="co5" table:default-cell-style-name="Default"/>
        <table:table-row table:style-name="ro1">
          <table:table-cell>
            <draw:frame table:end-cell-address="circle_h1_result.L30" table:end-x="0.0217in" table:end-y="0.1563in" draw:z-index="0" draw:style-name="gr1" svg:width="9.8008in" svg:height="5.2921in" svg:x="0in" svg:y="0.0004in">
              <draw:object draw:notify-on-update-of-ranges="circle_r1.A1:circle_r1.A360 circle_r1.B1:circle_r1.B360 circle_r5.B1:circle_r5.B360 circle_r10.B1:circle_r10.B360 circle_r15.B1:circle_r15.B360 circle_r20.B1:circle_r20.B3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circle_h2_result" table:style-name="ta1" table:print="false">
        <table:table-column table:style-name="co5" table:default-cell-style-name="Default"/>
        <table:table-row table:style-name="ro1">
          <table:table-cell>
            <draw:frame table:end-cell-address="circle_h2_result.L30" table:end-x="0.889in" table:end-y="0.1669in" draw:z-index="0" draw:style-name="gr1" svg:width="10.6681in" svg:height="5.3031in" svg:x="0in" svg:y="0in">
              <draw:object draw:notify-on-update-of-ranges="circle_r1.C1:circle_r1.C360 circle_r5.C1:circle_r5.C360 circle_r10.C1:circle_r10.C360 circle_r15.C1:circle_r15.C360 circle_r20.C1:circle_r20.C3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circle_h3_result" table:style-name="ta1" table:print="false">
        <table:table-column table:style-name="co5" table:default-cell-style-name="Default"/>
        <table:table-row table:style-name="ro1">
          <table:table-cell>
            <draw:frame table:end-cell-address="circle_h3_result.M30" table:end-x="0.011in" table:end-y="0.1772in" draw:z-index="0" draw:style-name="gr1" svg:width="10.6791in" svg:height="5.3134in" svg:x="0in" svg:y="0in">
              <draw:object draw:notify-on-update-of-ranges="circle_r1.D1:circle_r1.D360 circle_r5.D1:circle_r5.D360 circle_r10.D1:circle_r10.D360 circle_r15.D1:circle_r15.D360 circle_r20.D1:circle_r20.D36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circle_h4_result" table:style-name="ta1" table:print="false">
        <table:table-column table:style-name="co5" table:default-cell-style-name="Default"/>
        <table:table-row table:style-name="ro1">
          <table:table-cell>
            <draw:frame table:end-cell-address="circle_h4_result.M30" table:end-x="0.0114in" table:end-y="0.1772in" draw:z-index="0" draw:style-name="gr1" svg:width="10.6791in" svg:height="5.3134in" svg:x="0.0004in" svg:y="0in">
              <draw:object draw:notify-on-update-of-ranges="circle_r1.E1:circle_r1.E360 circle_r5.E1:circle_r5.E360 circle_r10.E1:circle_r10.E360 circle_r15.E1:circle_r15.E360 circle_r20.E1:circle_r20.E36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circle_h5_result" table:style-name="ta1" table:print="false">
        <table:table-column table:style-name="co5" table:default-cell-style-name="Default"/>
        <table:table-row table:style-name="ro1">
          <table:table-cell>
            <draw:frame table:end-cell-address="circle_h5_result.M30" table:end-x="0.0114in" table:end-y="0.1772in" draw:z-index="0" draw:style-name="gr1" svg:width="10.6791in" svg:height="5.3134in" svg:x="0.0004in" svg:y="0in">
              <draw:object draw:notify-on-update-of-ranges="circle_r1.F1:circle_r1.F360 circle_r5.F1:circle_r5.F360 circle_r10.F1:circle_r10.F360 circle_r15.F1:circle_r15.F360 circle_r20.F1:circle_r20.F36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circle_h6_result" table:style-name="ta1" table:print="false">
        <table:table-column table:style-name="co5" table:default-cell-style-name="Default"/>
        <table:table-row table:style-name="ro1">
          <table:table-cell>
            <draw:frame table:end-cell-address="circle_h6_result.M30" table:end-x="0.0114in" table:end-y="0.1772in" draw:z-index="0" draw:style-name="gr1" svg:width="10.6791in" svg:height="5.3134in" svg:x="0.0004in" svg:y="0in">
              <draw:object draw:notify-on-update-of-ranges="circle_r1.G1:circle_r1.G360 circle_r5.G1:circle_r5.G360 circle_r10.G1:circle_r10.G360 circle_r15.G1:circle_r15.G360 circle_r20.G1:circle_r20.G36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circle_h7_result" table:style-name="ta1" table:print="false">
        <table:table-column table:style-name="co5" table:default-cell-style-name="Default"/>
        <table:table-row table:style-name="ro1">
          <table:table-cell>
            <draw:frame table:end-cell-address="circle_h7_result.M30" table:end-x="0.0114in" table:end-y="0.1772in" draw:z-index="0" draw:style-name="gr1" svg:width="10.6791in" svg:height="5.3134in" svg:x="0.0004in" svg:y="0in">
              <draw:object draw:notify-on-update-of-ranges="circle_r1.H1:circle_r1.H360 circle_r5.H1:circle_r5.H360 circle_r10.H1:circle_r10.H360 circle_r15.H1:circle_r15.H360 circle_r20.H1:circle_r20.H36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8/05/2011</text:date>, <text:time>13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l Paisal</meta:initial-creator>
    <meta:creation-date>2011-08-04T16:01:29</meta:creation-date>
    <dc:date>2011-08-05T13:50:29</dc:date>
    <dc:creator>Anol Paisal</dc:creator>
    <meta:editing-duration>PT01H10M01S</meta:editing-duration>
    <meta:editing-cycles>24</meta:editing-cycles>
    <meta:generator>OpenOffice.org/3.2$Linux OpenOffice.org_project/320m12$Build-9483</meta:generator>
    <meta:document-statistic meta:table-count="12" meta:cell-count="1440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order="3" chart:spline-resolution="10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minimum="0.145" chart:maximum="0.17" chart:interval-major="0.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95cm" svg:height="13.443cm" xlink:href=".." chart:class="chart:line" chart:style-name="ch1">
        <chart:title svg:x="11.865cm" svg:y="0.269cm" chart:style-name="ch2">
          <text:p>Circle</text:p>
        </chart:title>
        <chart:subtitle svg:x="9.973cm" svg:y="1.04cm" chart:style-name="ch3">
          <text:p>First Order of Hu's moments</text:p>
        </chart:subtitle>
        <chart:plot-area chart:style-name="ch4" table:cell-range-address="circle_r1.A1:circle_r1.B360 circle_r5.B1:circle_r5.B360 circle_r10.B1:circle_r10.B360 circle_r15.B1:circle_r15.B360 circle_r20.B1:circle_r20.B360" chart:data-source-has-labels="column" svg:x="0.793cm" svg:y="1.759cm" svg:width="23.605cm" svg:height="11.349cm">
          <chart:axis chart:dimension="x" chart:name="primary-x" chart:style-name="ch5">
            <chart:title svg:x="12.457cm" svg:y="12.804cm" chart:style-name="ch6">
              <text:p>Angle</text:p>
            </chart:title>
            <chart:categories table:cell-range-address="circle_r1.A1:circle_r1.A360"/>
          </chart:axis>
          <chart:axis chart:dimension="y" chart:name="primary-y" chart:style-name="ch7">
            <chart:title svg:x="0.498cm" svg:y="8.378cm" chart:style-name="ch8">
              <text:p>Coefficient Value</text:p>
            </chart:title>
          </chart:axis>
          <chart:series chart:style-name="ch9" chart:values-cell-range-address="circle_r1.B1:circle_r1.B360" chart:class="chart:line">
            <chart:data-point chart:repeated="360"/>
          </chart:series>
          <chart:series chart:style-name="ch10" chart:values-cell-range-address="circle_r5.B1:circle_r5.B360" chart:class="chart:line">
            <chart:data-point chart:repeated="360"/>
          </chart:series>
          <chart:series chart:style-name="ch11" chart:values-cell-range-address="circle_r10.B1:circle_r10.B360" chart:class="chart:line">
            <chart:data-point chart:repeated="360"/>
          </chart:series>
          <chart:series chart:style-name="ch12" chart:values-cell-range-address="circle_r15.B1:circle_r15.B360" chart:class="chart:line">
            <chart:data-point chart:repeated="360"/>
          </chart:series>
          <chart:series chart:style-name="ch13" chart:values-cell-range-address="circle_r20.B1:circle_r20.B360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ircle_r1.A1:circle_r1.A360">0</text:p>
              </table:table-cell>
              <table:table-cell office:value-type="float" office:value="0.16">
                <text:p text:id="circle_r1.B1:circle_r1.B360">0.16</text:p>
              </table:table-cell>
              <table:table-cell office:value-type="float" office:value="0.1603414">
                <text:p text:id="circle_r5.B1:circle_r5.B360">0.1603414</text:p>
              </table:table-cell>
              <table:table-cell office:value-type="float" office:value="0.1593408">
                <text:p text:id="circle_r10.B1:circle_r10.B360">0.1593408</text:p>
              </table:table-cell>
              <table:table-cell office:value-type="float" office:value="0.1592103">
                <text:p text:id="circle_r15.B1:circle_r15.B360">0.1592103</text:p>
              </table:table-cell>
              <table:table-cell office:value-type="float" office:value="0.1591799">
                <text:p text:id="circle_r20.B1:circle_r20.B360">0.159179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692">
                <text:p>0.1597692</text:p>
              </table:table-cell>
              <table:table-cell office:value-type="float" office:value="0.1594902">
                <text:p>0.1594902</text:p>
              </table:table-cell>
              <table:table-cell office:value-type="float" office:value="0.1592375">
                <text:p>0.1592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76">
                <text:p>0.1593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2966">
                <text:p>0.1592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695">
                <text:p>0.1593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6">
                <text:p>0.156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594">
                <text:p>0.1597594</text:p>
              </table:table-cell>
              <table:table-cell office:value-type="float" office:value="0.1593883">
                <text:p>0.1593883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5489">
                <text:p>0.159548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4677">
                <text:p>0.1594677</text:p>
              </table:table-cell>
              <table:table-cell office:value-type="float" office:value="0.1592394">
                <text:p>0.1592394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2023">
                <text:p>0.1592023</text:p>
              </table:table-cell>
              <table:table-cell office:value-type="float" office:value="0.1592979">
                <text:p>0.1592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88">
                <text:p>0.1592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3">
                <text:p>0.1594363</text:p>
              </table:table-cell>
              <table:table-cell office:value-type="float" office:value="0.1595236">
                <text:p>0.1595236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5">
                <text:p>0.1591455</text:p>
              </table:table-cell>
              <table:table-cell office:value-type="float" office:value="0.1594327">
                <text:p>0.1594327</text:p>
              </table:table-cell>
              <table:table-cell office:value-type="float" office:value="0.1593055">
                <text:p>0.1593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5573">
                <text:p>0.1595573</text:p>
              </table:table-cell>
              <table:table-cell office:value-type="float" office:value="0.1593302">
                <text:p>0.1593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3967">
                <text:p>0.1593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464">
                <text:p>0.1594464</text:p>
              </table:table-cell>
              <table:table-cell office:value-type="float" office:value="0.1593214">
                <text:p>0.1593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2198">
                <text:p>0.1602198</text:p>
              </table:table-cell>
              <table:table-cell office:value-type="float" office:value="0.1596014">
                <text:p>0.1596014</text:p>
              </table:table-cell>
              <table:table-cell office:value-type="float" office:value="0.1593678">
                <text:p>0.1593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4424">
                <text:p>0.1594424</text:p>
              </table:table-cell>
              <table:table-cell office:value-type="float" office:value="0.1593035">
                <text:p>0.1593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1">
                <text:p>0.1595641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523">
                <text:p>0.1594523</text:p>
              </table:table-cell>
              <table:table-cell office:value-type="float" office:value="0.1593811">
                <text:p>0.15938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27291">
                <text:p>0.1627291</text:p>
              </table:table-cell>
              <table:table-cell office:value-type="float" office:value="0.1599002">
                <text:p>0.1599002</text:p>
              </table:table-cell>
              <table:table-cell office:value-type="float" office:value="0.1593695">
                <text:p>0.1593695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77">
                <text:p>0.1593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098">
                <text:p>0.1594098</text:p>
              </table:table-cell>
              <table:table-cell office:value-type="float" office:value="0.1592625">
                <text:p>0.1592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2322">
                <text:p>0.15923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5216">
                <text:p>0.1595216</text:p>
              </table:table-cell>
              <table:table-cell office:value-type="float" office:value="0.1592761">
                <text:p>0.15927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2941">
                <text:p>0.1592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69">
                <text:p>0.1594669</text:p>
              </table:table-cell>
              <table:table-cell office:value-type="float" office:value="0.1592599">
                <text:p>0.15925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59">
                <text:p>0.1592759</text:p>
              </table:table-cell>
              <table:table-cell office:value-type="float" office:value="0.1593099">
                <text:p>0.15930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39055">
                <text:p>0.1639055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4689">
                <text:p>0.1594689</text:p>
              </table:table-cell>
              <table:table-cell office:value-type="float" office:value="0.1593166">
                <text:p>0.1593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45">
                <text:p>0.15954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4">
                <text:p>0.159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5371">
                <text:p>0.1595371</text:p>
              </table:table-cell>
              <table:table-cell office:value-type="float" office:value="0.1593248">
                <text:p>0.15932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299">
                <text:p>0.1594299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575">
                <text:p>0.1593575</text:p>
              </table:table-cell>
              <table:table-cell office:value-type="float" office:value="0.1593013">
                <text:p>0.1593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443">
                <text:p>0.1598443</text:p>
              </table:table-cell>
              <table:table-cell office:value-type="float" office:value="0.1593795">
                <text:p>0.1593795</text:p>
              </table:table-cell>
              <table:table-cell office:value-type="float" office:value="0.1592686">
                <text:p>0.15926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6126">
                <text:p>0.1626126</text:p>
              </table:table-cell>
              <table:table-cell office:value-type="float" office:value="0.1596032">
                <text:p>0.1596032</text:p>
              </table:table-cell>
              <table:table-cell office:value-type="float" office:value="0.1594942">
                <text:p>0.1594942</text:p>
              </table:table-cell>
              <table:table-cell office:value-type="float" office:value="0.1592481">
                <text:p>0.1592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9025">
                <text:p>0.1629025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3302">
                <text:p>0.1593302</text:p>
              </table:table-cell>
              <table:table-cell office:value-type="float" office:value="0.1592421">
                <text:p>0.1592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0049">
                <text:p>0.1600049</text:p>
              </table:table-cell>
              <table:table-cell office:value-type="float" office:value="0.1595617">
                <text:p>0.1595617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612">
                <text:p>0.1593612</text:p>
              </table:table-cell>
              <table:table-cell office:value-type="float" office:value="0.1592451">
                <text:p>0.1592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596639">
                <text:p>0.159663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2">
                <text:p>0.1592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2659">
                <text:p>0.1612659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899">
                <text:p>0.15928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596639">
                <text:p>0.159663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2">
                <text:p>0.1592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612">
                <text:p>0.1593612</text:p>
              </table:table-cell>
              <table:table-cell office:value-type="float" office:value="0.1592451">
                <text:p>0.15924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0049">
                <text:p>0.1600049</text:p>
              </table:table-cell>
              <table:table-cell office:value-type="float" office:value="0.1595617">
                <text:p>0.1595617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9025">
                <text:p>0.1629025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3302">
                <text:p>0.1593302</text:p>
              </table:table-cell>
              <table:table-cell office:value-type="float" office:value="0.1592421">
                <text:p>0.15924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6126">
                <text:p>0.1626126</text:p>
              </table:table-cell>
              <table:table-cell office:value-type="float" office:value="0.1596032">
                <text:p>0.1596032</text:p>
              </table:table-cell>
              <table:table-cell office:value-type="float" office:value="0.1594942">
                <text:p>0.1594942</text:p>
              </table:table-cell>
              <table:table-cell office:value-type="float" office:value="0.1592481">
                <text:p>0.15924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443">
                <text:p>0.1598443</text:p>
              </table:table-cell>
              <table:table-cell office:value-type="float" office:value="0.1593795">
                <text:p>0.1593795</text:p>
              </table:table-cell>
              <table:table-cell office:value-type="float" office:value="0.1592686">
                <text:p>0.15926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575">
                <text:p>0.1593575</text:p>
              </table:table-cell>
              <table:table-cell office:value-type="float" office:value="0.1593013">
                <text:p>0.1593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299">
                <text:p>0.1594299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5371">
                <text:p>0.1595371</text:p>
              </table:table-cell>
              <table:table-cell office:value-type="float" office:value="0.1593248">
                <text:p>0.15932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45">
                <text:p>0.15954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4">
                <text:p>0.15930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39055">
                <text:p>0.1639055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4689">
                <text:p>0.1594689</text:p>
              </table:table-cell>
              <table:table-cell office:value-type="float" office:value="0.1593166">
                <text:p>0.1593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59">
                <text:p>0.1592759</text:p>
              </table:table-cell>
              <table:table-cell office:value-type="float" office:value="0.1593099">
                <text:p>0.15930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69">
                <text:p>0.1594669</text:p>
              </table:table-cell>
              <table:table-cell office:value-type="float" office:value="0.1592599">
                <text:p>0.1592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2941">
                <text:p>0.1592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5216">
                <text:p>0.1595216</text:p>
              </table:table-cell>
              <table:table-cell office:value-type="float" office:value="0.1592761">
                <text:p>0.15927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2322">
                <text:p>0.1592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098">
                <text:p>0.1594098</text:p>
              </table:table-cell>
              <table:table-cell office:value-type="float" office:value="0.1592625">
                <text:p>0.1592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77">
                <text:p>0.1593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27291">
                <text:p>0.1627291</text:p>
              </table:table-cell>
              <table:table-cell office:value-type="float" office:value="0.1599002">
                <text:p>0.1599002</text:p>
              </table:table-cell>
              <table:table-cell office:value-type="float" office:value="0.1593695">
                <text:p>0.1593695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523">
                <text:p>0.1594523</text:p>
              </table:table-cell>
              <table:table-cell office:value-type="float" office:value="0.1593811">
                <text:p>0.1593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1">
                <text:p>0.1595641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4424">
                <text:p>0.1594424</text:p>
              </table:table-cell>
              <table:table-cell office:value-type="float" office:value="0.1593035">
                <text:p>0.15930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2198">
                <text:p>0.1602198</text:p>
              </table:table-cell>
              <table:table-cell office:value-type="float" office:value="0.1596014">
                <text:p>0.1596014</text:p>
              </table:table-cell>
              <table:table-cell office:value-type="float" office:value="0.1593678">
                <text:p>0.15936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464">
                <text:p>0.1594464</text:p>
              </table:table-cell>
              <table:table-cell office:value-type="float" office:value="0.1593214">
                <text:p>0.15932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3967">
                <text:p>0.1593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5573">
                <text:p>0.1595573</text:p>
              </table:table-cell>
              <table:table-cell office:value-type="float" office:value="0.1593302">
                <text:p>0.15933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5">
                <text:p>0.1591455</text:p>
              </table:table-cell>
              <table:table-cell office:value-type="float" office:value="0.1594327">
                <text:p>0.1594327</text:p>
              </table:table-cell>
              <table:table-cell office:value-type="float" office:value="0.1593055">
                <text:p>0.1593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3">
                <text:p>0.1594363</text:p>
              </table:table-cell>
              <table:table-cell office:value-type="float" office:value="0.1595236">
                <text:p>0.1595236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88">
                <text:p>0.1592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2023">
                <text:p>0.1592023</text:p>
              </table:table-cell>
              <table:table-cell office:value-type="float" office:value="0.1592979">
                <text:p>0.1592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4677">
                <text:p>0.1594677</text:p>
              </table:table-cell>
              <table:table-cell office:value-type="float" office:value="0.1592394">
                <text:p>0.1592394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5489">
                <text:p>0.159548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6">
                <text:p>0.156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594">
                <text:p>0.1597594</text:p>
              </table:table-cell>
              <table:table-cell office:value-type="float" office:value="0.1593883">
                <text:p>0.1593883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695">
                <text:p>0.15936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2966">
                <text:p>0.15929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76">
                <text:p>0.1593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692">
                <text:p>0.1597692</text:p>
              </table:table-cell>
              <table:table-cell office:value-type="float" office:value="0.1594902">
                <text:p>0.1594902</text:p>
              </table:table-cell>
              <table:table-cell office:value-type="float" office:value="0.1592375">
                <text:p>0.1592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">
                <text:p>0.16</text:p>
              </table:table-cell>
              <table:table-cell office:value-type="float" office:value="0.1603414">
                <text:p>0.1603414</text:p>
              </table:table-cell>
              <table:table-cell office:value-type="float" office:value="0.1593408">
                <text:p>0.1593408</text:p>
              </table:table-cell>
              <table:table-cell office:value-type="float" office:value="0.1592103">
                <text:p>0.1592103</text:p>
              </table:table-cell>
              <table:table-cell office:value-type="float" office:value="0.1591799">
                <text:p>0.15917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8166">
                <text:p>0.1598166</text:p>
              </table:table-cell>
              <table:table-cell office:value-type="float" office:value="0.1594902">
                <text:p>0.1594902</text:p>
              </table:table-cell>
              <table:table-cell office:value-type="float" office:value="0.1592375">
                <text:p>0.1592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76">
                <text:p>0.15930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2966">
                <text:p>0.15929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695">
                <text:p>0.1593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594">
                <text:p>0.1597594</text:p>
              </table:table-cell>
              <table:table-cell office:value-type="float" office:value="0.1593883">
                <text:p>0.1593883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5489">
                <text:p>0.159548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4677">
                <text:p>0.1594677</text:p>
              </table:table-cell>
              <table:table-cell office:value-type="float" office:value="0.1592394">
                <text:p>0.1592394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2023">
                <text:p>0.1592023</text:p>
              </table:table-cell>
              <table:table-cell office:value-type="float" office:value="0.1592979">
                <text:p>0.15929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88">
                <text:p>0.1592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3">
                <text:p>0.1594363</text:p>
              </table:table-cell>
              <table:table-cell office:value-type="float" office:value="0.1595236">
                <text:p>0.1595236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5">
                <text:p>0.1591455</text:p>
              </table:table-cell>
              <table:table-cell office:value-type="float" office:value="0.1594327">
                <text:p>0.1594327</text:p>
              </table:table-cell>
              <table:table-cell office:value-type="float" office:value="0.1593055">
                <text:p>0.1593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5573">
                <text:p>0.1595573</text:p>
              </table:table-cell>
              <table:table-cell office:value-type="float" office:value="0.1593302">
                <text:p>0.1593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3967">
                <text:p>0.15939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464">
                <text:p>0.1594464</text:p>
              </table:table-cell>
              <table:table-cell office:value-type="float" office:value="0.1593214">
                <text:p>0.15932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2198">
                <text:p>0.1602198</text:p>
              </table:table-cell>
              <table:table-cell office:value-type="float" office:value="0.1596014">
                <text:p>0.1596014</text:p>
              </table:table-cell>
              <table:table-cell office:value-type="float" office:value="0.1593678">
                <text:p>0.15936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4424">
                <text:p>0.1594424</text:p>
              </table:table-cell>
              <table:table-cell office:value-type="float" office:value="0.1593035">
                <text:p>0.15930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1">
                <text:p>0.1595641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523">
                <text:p>0.1594523</text:p>
              </table:table-cell>
              <table:table-cell office:value-type="float" office:value="0.1593811">
                <text:p>0.15938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27291">
                <text:p>0.1627291</text:p>
              </table:table-cell>
              <table:table-cell office:value-type="float" office:value="0.1599002">
                <text:p>0.1599002</text:p>
              </table:table-cell>
              <table:table-cell office:value-type="float" office:value="0.1593695">
                <text:p>0.1593695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77">
                <text:p>0.15930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098">
                <text:p>0.1594098</text:p>
              </table:table-cell>
              <table:table-cell office:value-type="float" office:value="0.1592625">
                <text:p>0.1592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2322">
                <text:p>0.15923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5216">
                <text:p>0.1595216</text:p>
              </table:table-cell>
              <table:table-cell office:value-type="float" office:value="0.1592761">
                <text:p>0.1592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2941">
                <text:p>0.1592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69">
                <text:p>0.1594669</text:p>
              </table:table-cell>
              <table:table-cell office:value-type="float" office:value="0.1592599">
                <text:p>0.15925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59">
                <text:p>0.1592759</text:p>
              </table:table-cell>
              <table:table-cell office:value-type="float" office:value="0.1593099">
                <text:p>0.15930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39055">
                <text:p>0.1639055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4689">
                <text:p>0.1594689</text:p>
              </table:table-cell>
              <table:table-cell office:value-type="float" office:value="0.1593166">
                <text:p>0.15931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45">
                <text:p>0.15954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4">
                <text:p>0.15930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5371">
                <text:p>0.1595371</text:p>
              </table:table-cell>
              <table:table-cell office:value-type="float" office:value="0.1593248">
                <text:p>0.15932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299">
                <text:p>0.1594299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575">
                <text:p>0.1593575</text:p>
              </table:table-cell>
              <table:table-cell office:value-type="float" office:value="0.1593013">
                <text:p>0.15930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443">
                <text:p>0.1598443</text:p>
              </table:table-cell>
              <table:table-cell office:value-type="float" office:value="0.1593795">
                <text:p>0.1593795</text:p>
              </table:table-cell>
              <table:table-cell office:value-type="float" office:value="0.1592686">
                <text:p>0.15926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6126">
                <text:p>0.1626126</text:p>
              </table:table-cell>
              <table:table-cell office:value-type="float" office:value="0.1596032">
                <text:p>0.1596032</text:p>
              </table:table-cell>
              <table:table-cell office:value-type="float" office:value="0.1594942">
                <text:p>0.1594942</text:p>
              </table:table-cell>
              <table:table-cell office:value-type="float" office:value="0.1592481">
                <text:p>0.15924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9025">
                <text:p>0.1629025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3302">
                <text:p>0.1593302</text:p>
              </table:table-cell>
              <table:table-cell office:value-type="float" office:value="0.1592421">
                <text:p>0.15924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0049">
                <text:p>0.1600049</text:p>
              </table:table-cell>
              <table:table-cell office:value-type="float" office:value="0.1595617">
                <text:p>0.1595617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612">
                <text:p>0.1593612</text:p>
              </table:table-cell>
              <table:table-cell office:value-type="float" office:value="0.1592451">
                <text:p>0.15924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596639">
                <text:p>0.159663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2">
                <text:p>0.15926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2659">
                <text:p>0.1612659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899">
                <text:p>0.15928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596639">
                <text:p>0.159663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2">
                <text:p>0.15926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612">
                <text:p>0.1593612</text:p>
              </table:table-cell>
              <table:table-cell office:value-type="float" office:value="0.1592451">
                <text:p>0.15924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0049">
                <text:p>0.1600049</text:p>
              </table:table-cell>
              <table:table-cell office:value-type="float" office:value="0.1595617">
                <text:p>0.1595617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9025">
                <text:p>0.1629025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3302">
                <text:p>0.1593302</text:p>
              </table:table-cell>
              <table:table-cell office:value-type="float" office:value="0.1592421">
                <text:p>0.15924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6126">
                <text:p>0.1626126</text:p>
              </table:table-cell>
              <table:table-cell office:value-type="float" office:value="0.1596032">
                <text:p>0.1596032</text:p>
              </table:table-cell>
              <table:table-cell office:value-type="float" office:value="0.1594942">
                <text:p>0.1594942</text:p>
              </table:table-cell>
              <table:table-cell office:value-type="float" office:value="0.1592481">
                <text:p>0.15924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443">
                <text:p>0.1598443</text:p>
              </table:table-cell>
              <table:table-cell office:value-type="float" office:value="0.1593795">
                <text:p>0.1593795</text:p>
              </table:table-cell>
              <table:table-cell office:value-type="float" office:value="0.1592686">
                <text:p>0.15926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575">
                <text:p>0.1593575</text:p>
              </table:table-cell>
              <table:table-cell office:value-type="float" office:value="0.1593013">
                <text:p>0.15930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299">
                <text:p>0.1594299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5371">
                <text:p>0.1595371</text:p>
              </table:table-cell>
              <table:table-cell office:value-type="float" office:value="0.1593248">
                <text:p>0.15932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45">
                <text:p>0.15954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4">
                <text:p>0.15930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39055">
                <text:p>0.1639055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4689">
                <text:p>0.1594689</text:p>
              </table:table-cell>
              <table:table-cell office:value-type="float" office:value="0.1593166">
                <text:p>0.15931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59">
                <text:p>0.1592759</text:p>
              </table:table-cell>
              <table:table-cell office:value-type="float" office:value="0.1593099">
                <text:p>0.15930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69">
                <text:p>0.1594669</text:p>
              </table:table-cell>
              <table:table-cell office:value-type="float" office:value="0.1592599">
                <text:p>0.15925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2941">
                <text:p>0.15929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5216">
                <text:p>0.1595216</text:p>
              </table:table-cell>
              <table:table-cell office:value-type="float" office:value="0.1592761">
                <text:p>0.15927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2322">
                <text:p>0.15923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098">
                <text:p>0.1594098</text:p>
              </table:table-cell>
              <table:table-cell office:value-type="float" office:value="0.1592625">
                <text:p>0.1592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77">
                <text:p>0.15930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27291">
                <text:p>0.1627291</text:p>
              </table:table-cell>
              <table:table-cell office:value-type="float" office:value="0.1599002">
                <text:p>0.1599002</text:p>
              </table:table-cell>
              <table:table-cell office:value-type="float" office:value="0.1593695">
                <text:p>0.1593695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523">
                <text:p>0.1594523</text:p>
              </table:table-cell>
              <table:table-cell office:value-type="float" office:value="0.1593941">
                <text:p>0.15939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1">
                <text:p>0.1595641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4424">
                <text:p>0.1594424</text:p>
              </table:table-cell>
              <table:table-cell office:value-type="float" office:value="0.1593035">
                <text:p>0.15930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2198">
                <text:p>0.1602198</text:p>
              </table:table-cell>
              <table:table-cell office:value-type="float" office:value="0.1596014">
                <text:p>0.1596014</text:p>
              </table:table-cell>
              <table:table-cell office:value-type="float" office:value="0.1593678">
                <text:p>0.15936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464">
                <text:p>0.1594464</text:p>
              </table:table-cell>
              <table:table-cell office:value-type="float" office:value="0.1593214">
                <text:p>0.1593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3967">
                <text:p>0.15939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5573">
                <text:p>0.1595573</text:p>
              </table:table-cell>
              <table:table-cell office:value-type="float" office:value="0.1593302">
                <text:p>0.15933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5">
                <text:p>0.1591455</text:p>
              </table:table-cell>
              <table:table-cell office:value-type="float" office:value="0.1594327">
                <text:p>0.1594327</text:p>
              </table:table-cell>
              <table:table-cell office:value-type="float" office:value="0.1593055">
                <text:p>0.1593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3">
                <text:p>0.1594363</text:p>
              </table:table-cell>
              <table:table-cell office:value-type="float" office:value="0.1595236">
                <text:p>0.1595236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88">
                <text:p>0.15926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2023">
                <text:p>0.1592023</text:p>
              </table:table-cell>
              <table:table-cell office:value-type="float" office:value="0.1592979">
                <text:p>0.15929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4677">
                <text:p>0.1594677</text:p>
              </table:table-cell>
              <table:table-cell office:value-type="float" office:value="0.1592394">
                <text:p>0.1592394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5489">
                <text:p>0.159548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92787">
                <text:p>0.1592787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594">
                <text:p>0.1597594</text:p>
              </table:table-cell>
              <table:table-cell office:value-type="float" office:value="0.1593883">
                <text:p>0.1593883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695">
                <text:p>0.15936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2966">
                <text:p>0.15929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76">
                <text:p>0.15930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902">
                <text:p>0.1594902</text:p>
              </table:table-cell>
              <table:table-cell office:value-type="float" office:value="0.1592375">
                <text:p>0.15923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6">
                <text:p>0.16</text:p>
              </table:table-cell>
              <table:table-cell office:value-type="float" office:value="0.1603414">
                <text:p>0.1603414</text:p>
              </table:table-cell>
              <table:table-cell office:value-type="float" office:value="0.1593408">
                <text:p>0.1593408</text:p>
              </table:table-cell>
              <table:table-cell office:value-type="float" office:value="0.1592103">
                <text:p>0.1592103</text:p>
              </table:table-cell>
              <table:table-cell office:value-type="float" office:value="0.1591799">
                <text:p>0.1591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692">
                <text:p>0.1597692</text:p>
              </table:table-cell>
              <table:table-cell office:value-type="float" office:value="0.1594902">
                <text:p>0.1594902</text:p>
              </table:table-cell>
              <table:table-cell office:value-type="float" office:value="0.1592375">
                <text:p>0.1592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76">
                <text:p>0.15930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2966">
                <text:p>0.15929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695">
                <text:p>0.15936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6">
                <text:p>0.156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594">
                <text:p>0.1597594</text:p>
              </table:table-cell>
              <table:table-cell office:value-type="float" office:value="0.1593883">
                <text:p>0.1593883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5489">
                <text:p>0.159548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4677">
                <text:p>0.1594677</text:p>
              </table:table-cell>
              <table:table-cell office:value-type="float" office:value="0.1592394">
                <text:p>0.1592394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2023">
                <text:p>0.1592023</text:p>
              </table:table-cell>
              <table:table-cell office:value-type="float" office:value="0.1592979">
                <text:p>0.15929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88">
                <text:p>0.15926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3">
                <text:p>0.1594363</text:p>
              </table:table-cell>
              <table:table-cell office:value-type="float" office:value="0.1595236">
                <text:p>0.1595236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5">
                <text:p>0.1591455</text:p>
              </table:table-cell>
              <table:table-cell office:value-type="float" office:value="0.1594327">
                <text:p>0.1594327</text:p>
              </table:table-cell>
              <table:table-cell office:value-type="float" office:value="0.1593055">
                <text:p>0.1593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5573">
                <text:p>0.1595573</text:p>
              </table:table-cell>
              <table:table-cell office:value-type="float" office:value="0.1593302">
                <text:p>0.15933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3967">
                <text:p>0.15939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464">
                <text:p>0.1594464</text:p>
              </table:table-cell>
              <table:table-cell office:value-type="float" office:value="0.1593214">
                <text:p>0.15932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2198">
                <text:p>0.1602198</text:p>
              </table:table-cell>
              <table:table-cell office:value-type="float" office:value="0.1596014">
                <text:p>0.1596014</text:p>
              </table:table-cell>
              <table:table-cell office:value-type="float" office:value="0.1593678">
                <text:p>0.15936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4424">
                <text:p>0.1594424</text:p>
              </table:table-cell>
              <table:table-cell office:value-type="float" office:value="0.1593035">
                <text:p>0.15930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1">
                <text:p>0.1595641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523">
                <text:p>0.1594523</text:p>
              </table:table-cell>
              <table:table-cell office:value-type="float" office:value="0.1593941">
                <text:p>0.15939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27291">
                <text:p>0.1627291</text:p>
              </table:table-cell>
              <table:table-cell office:value-type="float" office:value="0.1599002">
                <text:p>0.1599002</text:p>
              </table:table-cell>
              <table:table-cell office:value-type="float" office:value="0.1593695">
                <text:p>0.1593695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77">
                <text:p>0.15930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098">
                <text:p>0.1594098</text:p>
              </table:table-cell>
              <table:table-cell office:value-type="float" office:value="0.1592625">
                <text:p>0.1592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2322">
                <text:p>0.15923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5216">
                <text:p>0.1595216</text:p>
              </table:table-cell>
              <table:table-cell office:value-type="float" office:value="0.1592761">
                <text:p>0.15927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2941">
                <text:p>0.15929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69">
                <text:p>0.1594669</text:p>
              </table:table-cell>
              <table:table-cell office:value-type="float" office:value="0.1592599">
                <text:p>0.15925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59">
                <text:p>0.1592759</text:p>
              </table:table-cell>
              <table:table-cell office:value-type="float" office:value="0.1593099">
                <text:p>0.15930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39055">
                <text:p>0.1639055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4689">
                <text:p>0.1594689</text:p>
              </table:table-cell>
              <table:table-cell office:value-type="float" office:value="0.1593166">
                <text:p>0.15931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45">
                <text:p>0.15954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4">
                <text:p>0.15930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5371">
                <text:p>0.1595371</text:p>
              </table:table-cell>
              <table:table-cell office:value-type="float" office:value="0.1593248">
                <text:p>0.15932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299">
                <text:p>0.1594299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575">
                <text:p>0.1593575</text:p>
              </table:table-cell>
              <table:table-cell office:value-type="float" office:value="0.1593013">
                <text:p>0.15930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443">
                <text:p>0.1598443</text:p>
              </table:table-cell>
              <table:table-cell office:value-type="float" office:value="0.1593795">
                <text:p>0.1593795</text:p>
              </table:table-cell>
              <table:table-cell office:value-type="float" office:value="0.1592686">
                <text:p>0.15926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6126">
                <text:p>0.1626126</text:p>
              </table:table-cell>
              <table:table-cell office:value-type="float" office:value="0.1596032">
                <text:p>0.1596032</text:p>
              </table:table-cell>
              <table:table-cell office:value-type="float" office:value="0.1594942">
                <text:p>0.1594942</text:p>
              </table:table-cell>
              <table:table-cell office:value-type="float" office:value="0.1592481">
                <text:p>0.15924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9025">
                <text:p>0.1629025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3302">
                <text:p>0.1593302</text:p>
              </table:table-cell>
              <table:table-cell office:value-type="float" office:value="0.1592421">
                <text:p>0.15924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0049">
                <text:p>0.1600049</text:p>
              </table:table-cell>
              <table:table-cell office:value-type="float" office:value="0.1595617">
                <text:p>0.1595617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612">
                <text:p>0.1593612</text:p>
              </table:table-cell>
              <table:table-cell office:value-type="float" office:value="0.1592451">
                <text:p>0.15924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596639">
                <text:p>0.159663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2">
                <text:p>0.15926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2659">
                <text:p>0.1612659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899">
                <text:p>0.15928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596639">
                <text:p>0.159663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2">
                <text:p>0.15926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612">
                <text:p>0.1593612</text:p>
              </table:table-cell>
              <table:table-cell office:value-type="float" office:value="0.1592451">
                <text:p>0.15924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0049">
                <text:p>0.1600049</text:p>
              </table:table-cell>
              <table:table-cell office:value-type="float" office:value="0.1595617">
                <text:p>0.1595617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9025">
                <text:p>0.1629025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3302">
                <text:p>0.1593302</text:p>
              </table:table-cell>
              <table:table-cell office:value-type="float" office:value="0.1592421">
                <text:p>0.15924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6126">
                <text:p>0.1626126</text:p>
              </table:table-cell>
              <table:table-cell office:value-type="float" office:value="0.1596032">
                <text:p>0.1596032</text:p>
              </table:table-cell>
              <table:table-cell office:value-type="float" office:value="0.1594942">
                <text:p>0.1594942</text:p>
              </table:table-cell>
              <table:table-cell office:value-type="float" office:value="0.1592481">
                <text:p>0.15924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443">
                <text:p>0.1598443</text:p>
              </table:table-cell>
              <table:table-cell office:value-type="float" office:value="0.1593795">
                <text:p>0.1593795</text:p>
              </table:table-cell>
              <table:table-cell office:value-type="float" office:value="0.1592686">
                <text:p>0.15926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575">
                <text:p>0.1593575</text:p>
              </table:table-cell>
              <table:table-cell office:value-type="float" office:value="0.1593013">
                <text:p>0.15930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299">
                <text:p>0.1594299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5371">
                <text:p>0.1595371</text:p>
              </table:table-cell>
              <table:table-cell office:value-type="float" office:value="0.1593248">
                <text:p>0.15932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45">
                <text:p>0.15954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4">
                <text:p>0.15930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39055">
                <text:p>0.1639055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4689">
                <text:p>0.1594689</text:p>
              </table:table-cell>
              <table:table-cell office:value-type="float" office:value="0.1593166">
                <text:p>0.15931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59">
                <text:p>0.1592759</text:p>
              </table:table-cell>
              <table:table-cell office:value-type="float" office:value="0.1593099">
                <text:p>0.15930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69">
                <text:p>0.1594669</text:p>
              </table:table-cell>
              <table:table-cell office:value-type="float" office:value="0.1592599">
                <text:p>0.15925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2941">
                <text:p>0.15929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5216">
                <text:p>0.1595216</text:p>
              </table:table-cell>
              <table:table-cell office:value-type="float" office:value="0.1592761">
                <text:p>0.15927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2322">
                <text:p>0.15923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098">
                <text:p>0.1594098</text:p>
              </table:table-cell>
              <table:table-cell office:value-type="float" office:value="0.1592625">
                <text:p>0.1592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77">
                <text:p>0.15930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27291">
                <text:p>0.1627291</text:p>
              </table:table-cell>
              <table:table-cell office:value-type="float" office:value="0.1599002">
                <text:p>0.1599002</text:p>
              </table:table-cell>
              <table:table-cell office:value-type="float" office:value="0.1593695">
                <text:p>0.1593695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523">
                <text:p>0.1594523</text:p>
              </table:table-cell>
              <table:table-cell office:value-type="float" office:value="0.1593941">
                <text:p>0.15939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1">
                <text:p>0.1595641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4424">
                <text:p>0.1594424</text:p>
              </table:table-cell>
              <table:table-cell office:value-type="float" office:value="0.1593035">
                <text:p>0.1593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2198">
                <text:p>0.1602198</text:p>
              </table:table-cell>
              <table:table-cell office:value-type="float" office:value="0.1596014">
                <text:p>0.1596014</text:p>
              </table:table-cell>
              <table:table-cell office:value-type="float" office:value="0.1593678">
                <text:p>0.15936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464">
                <text:p>0.1594464</text:p>
              </table:table-cell>
              <table:table-cell office:value-type="float" office:value="0.1593214">
                <text:p>0.15932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3967">
                <text:p>0.15939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5573">
                <text:p>0.1595573</text:p>
              </table:table-cell>
              <table:table-cell office:value-type="float" office:value="0.1593302">
                <text:p>0.15933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5">
                <text:p>0.1591455</text:p>
              </table:table-cell>
              <table:table-cell office:value-type="float" office:value="0.1594327">
                <text:p>0.1594327</text:p>
              </table:table-cell>
              <table:table-cell office:value-type="float" office:value="0.1593055">
                <text:p>0.15930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3">
                <text:p>0.1594363</text:p>
              </table:table-cell>
              <table:table-cell office:value-type="float" office:value="0.1595236">
                <text:p>0.1595236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88">
                <text:p>0.15926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2023">
                <text:p>0.1592023</text:p>
              </table:table-cell>
              <table:table-cell office:value-type="float" office:value="0.1592979">
                <text:p>0.15929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4677">
                <text:p>0.1594677</text:p>
              </table:table-cell>
              <table:table-cell office:value-type="float" office:value="0.1592394">
                <text:p>0.1592394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5489">
                <text:p>0.159548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56">
                <text:p>0.156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594">
                <text:p>0.1597594</text:p>
              </table:table-cell>
              <table:table-cell office:value-type="float" office:value="0.1593883">
                <text:p>0.1593883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695">
                <text:p>0.15936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2966">
                <text:p>0.15929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76">
                <text:p>0.15930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692">
                <text:p>0.1597692</text:p>
              </table:table-cell>
              <table:table-cell office:value-type="float" office:value="0.1594902">
                <text:p>0.1594902</text:p>
              </table:table-cell>
              <table:table-cell office:value-type="float" office:value="0.1592375">
                <text:p>0.1592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6">
                <text:p>0.16</text:p>
              </table:table-cell>
              <table:table-cell office:value-type="float" office:value="0.1603414">
                <text:p>0.1603414</text:p>
              </table:table-cell>
              <table:table-cell office:value-type="float" office:value="0.1593408">
                <text:p>0.1593408</text:p>
              </table:table-cell>
              <table:table-cell office:value-type="float" office:value="0.1592103">
                <text:p>0.1592103</text:p>
              </table:table-cell>
              <table:table-cell office:value-type="float" office:value="0.1591799">
                <text:p>0.15917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902">
                <text:p>0.1594902</text:p>
              </table:table-cell>
              <table:table-cell office:value-type="float" office:value="0.1592375">
                <text:p>0.15923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76">
                <text:p>0.15930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2966">
                <text:p>0.15929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695">
                <text:p>0.15936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92787">
                <text:p>0.1592787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594">
                <text:p>0.1597594</text:p>
              </table:table-cell>
              <table:table-cell office:value-type="float" office:value="0.1593883">
                <text:p>0.1593883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5489">
                <text:p>0.159548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4677">
                <text:p>0.1594677</text:p>
              </table:table-cell>
              <table:table-cell office:value-type="float" office:value="0.1592394">
                <text:p>0.1592394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2023">
                <text:p>0.1592023</text:p>
              </table:table-cell>
              <table:table-cell office:value-type="float" office:value="0.1592979">
                <text:p>0.15929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88">
                <text:p>0.15926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3">
                <text:p>0.1594363</text:p>
              </table:table-cell>
              <table:table-cell office:value-type="float" office:value="0.1595236">
                <text:p>0.1595236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5">
                <text:p>0.1591455</text:p>
              </table:table-cell>
              <table:table-cell office:value-type="float" office:value="0.1594327">
                <text:p>0.1594327</text:p>
              </table:table-cell>
              <table:table-cell office:value-type="float" office:value="0.1593055">
                <text:p>0.15930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5573">
                <text:p>0.1595573</text:p>
              </table:table-cell>
              <table:table-cell office:value-type="float" office:value="0.1593302">
                <text:p>0.15933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3967">
                <text:p>0.15939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464">
                <text:p>0.1594464</text:p>
              </table:table-cell>
              <table:table-cell office:value-type="float" office:value="0.1593214">
                <text:p>0.15932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2198">
                <text:p>0.1602198</text:p>
              </table:table-cell>
              <table:table-cell office:value-type="float" office:value="0.1596014">
                <text:p>0.1596014</text:p>
              </table:table-cell>
              <table:table-cell office:value-type="float" office:value="0.1593678">
                <text:p>0.15936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4424">
                <text:p>0.1594424</text:p>
              </table:table-cell>
              <table:table-cell office:value-type="float" office:value="0.1593035">
                <text:p>0.15930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1">
                <text:p>0.1595641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523">
                <text:p>0.1594523</text:p>
              </table:table-cell>
              <table:table-cell office:value-type="float" office:value="0.1593941">
                <text:p>0.15939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27291">
                <text:p>0.1627291</text:p>
              </table:table-cell>
              <table:table-cell office:value-type="float" office:value="0.1599002">
                <text:p>0.1599002</text:p>
              </table:table-cell>
              <table:table-cell office:value-type="float" office:value="0.1593695">
                <text:p>0.1593695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77">
                <text:p>0.15930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098">
                <text:p>0.1594098</text:p>
              </table:table-cell>
              <table:table-cell office:value-type="float" office:value="0.1592625">
                <text:p>0.1592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2322">
                <text:p>0.15923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5216">
                <text:p>0.1595216</text:p>
              </table:table-cell>
              <table:table-cell office:value-type="float" office:value="0.1592761">
                <text:p>0.15927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2941">
                <text:p>0.15929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69">
                <text:p>0.1594669</text:p>
              </table:table-cell>
              <table:table-cell office:value-type="float" office:value="0.1592599">
                <text:p>0.15925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59">
                <text:p>0.1592759</text:p>
              </table:table-cell>
              <table:table-cell office:value-type="float" office:value="0.1593099">
                <text:p>0.15930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39055">
                <text:p>0.1639055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4689">
                <text:p>0.1594689</text:p>
              </table:table-cell>
              <table:table-cell office:value-type="float" office:value="0.1593166">
                <text:p>0.15931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45">
                <text:p>0.15954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4">
                <text:p>0.15930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5371">
                <text:p>0.1595371</text:p>
              </table:table-cell>
              <table:table-cell office:value-type="float" office:value="0.1593248">
                <text:p>0.15932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299">
                <text:p>0.1594299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575">
                <text:p>0.1593575</text:p>
              </table:table-cell>
              <table:table-cell office:value-type="float" office:value="0.1593013">
                <text:p>0.15930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443">
                <text:p>0.1598443</text:p>
              </table:table-cell>
              <table:table-cell office:value-type="float" office:value="0.1593795">
                <text:p>0.1593795</text:p>
              </table:table-cell>
              <table:table-cell office:value-type="float" office:value="0.1592686">
                <text:p>0.15926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6126">
                <text:p>0.1626126</text:p>
              </table:table-cell>
              <table:table-cell office:value-type="float" office:value="0.1596032">
                <text:p>0.1596032</text:p>
              </table:table-cell>
              <table:table-cell office:value-type="float" office:value="0.1594942">
                <text:p>0.1594942</text:p>
              </table:table-cell>
              <table:table-cell office:value-type="float" office:value="0.1592481">
                <text:p>0.15924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9025">
                <text:p>0.1629025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3302">
                <text:p>0.1593302</text:p>
              </table:table-cell>
              <table:table-cell office:value-type="float" office:value="0.1592421">
                <text:p>0.15924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0049">
                <text:p>0.1600049</text:p>
              </table:table-cell>
              <table:table-cell office:value-type="float" office:value="0.1595617">
                <text:p>0.1595617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612">
                <text:p>0.1593612</text:p>
              </table:table-cell>
              <table:table-cell office:value-type="float" office:value="0.1592451">
                <text:p>0.15924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596639">
                <text:p>0.159663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2">
                <text:p>0.15926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2659">
                <text:p>0.1612659</text:p>
              </table:table-cell>
              <table:table-cell office:value-type="float" office:value="0.159282">
                <text:p>0.159282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2899">
                <text:p>0.15928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596639">
                <text:p>0.159663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632">
                <text:p>0.15926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612">
                <text:p>0.1593612</text:p>
              </table:table-cell>
              <table:table-cell office:value-type="float" office:value="0.1592451">
                <text:p>0.15924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9449">
                <text:p>0.1619449</text:p>
              </table:table-cell>
              <table:table-cell office:value-type="float" office:value="0.1600049">
                <text:p>0.1600049</text:p>
              </table:table-cell>
              <table:table-cell office:value-type="float" office:value="0.1595617">
                <text:p>0.1595617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9025">
                <text:p>0.1629025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3302">
                <text:p>0.1593302</text:p>
              </table:table-cell>
              <table:table-cell office:value-type="float" office:value="0.1592421">
                <text:p>0.15924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6126">
                <text:p>0.1626126</text:p>
              </table:table-cell>
              <table:table-cell office:value-type="float" office:value="0.1596032">
                <text:p>0.1596032</text:p>
              </table:table-cell>
              <table:table-cell office:value-type="float" office:value="0.1594942">
                <text:p>0.1594942</text:p>
              </table:table-cell>
              <table:table-cell office:value-type="float" office:value="0.1592481">
                <text:p>0.15924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443">
                <text:p>0.1598443</text:p>
              </table:table-cell>
              <table:table-cell office:value-type="float" office:value="0.1593795">
                <text:p>0.1593795</text:p>
              </table:table-cell>
              <table:table-cell office:value-type="float" office:value="0.1592686">
                <text:p>0.15926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327">
                <text:p>0.1593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575">
                <text:p>0.1593575</text:p>
              </table:table-cell>
              <table:table-cell office:value-type="float" office:value="0.1593013">
                <text:p>0.15930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4299">
                <text:p>0.1594299</text:p>
              </table:table-cell>
              <table:table-cell office:value-type="float" office:value="0.1593344">
                <text:p>0.15933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5371">
                <text:p>0.1595371</text:p>
              </table:table-cell>
              <table:table-cell office:value-type="float" office:value="0.1593248">
                <text:p>0.15932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2337">
                <text:p>0.162337</text:p>
              </table:table-cell>
              <table:table-cell office:value-type="float" office:value="0.1595445">
                <text:p>0.1595445</text:p>
              </table:table-cell>
              <table:table-cell office:value-type="float" office:value="0.159343">
                <text:p>0.159343</text:p>
              </table:table-cell>
              <table:table-cell office:value-type="float" office:value="0.1593024">
                <text:p>0.15930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39055">
                <text:p>0.1639055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4689">
                <text:p>0.1594689</text:p>
              </table:table-cell>
              <table:table-cell office:value-type="float" office:value="0.1593166">
                <text:p>0.15931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7">
                <text:p>0.15997</text:p>
              </table:table-cell>
              <table:table-cell office:value-type="float" office:value="0.1592759">
                <text:p>0.1592759</text:p>
              </table:table-cell>
              <table:table-cell office:value-type="float" office:value="0.1593099">
                <text:p>0.15930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97">
                <text:p>0.15997</text:p>
              </table:table-cell>
              <table:table-cell office:value-type="float" office:value="0.1594669">
                <text:p>0.1594669</text:p>
              </table:table-cell>
              <table:table-cell office:value-type="float" office:value="0.1592599">
                <text:p>0.15925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419">
                <text:p>0.159419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5619">
                <text:p>0.1595619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0884">
                <text:p>0.1610884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3003">
                <text:p>0.1593003</text:p>
              </table:table-cell>
              <table:table-cell office:value-type="float" office:value="0.1592941">
                <text:p>0.15929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6874">
                <text:p>0.1596874</text:p>
              </table:table-cell>
              <table:table-cell office:value-type="float" office:value="0.1595216">
                <text:p>0.1595216</text:p>
              </table:table-cell>
              <table:table-cell office:value-type="float" office:value="0.1592761">
                <text:p>0.15927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9292">
                <text:p>0.1609292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2322">
                <text:p>0.15923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8799">
                <text:p>0.1598799</text:p>
              </table:table-cell>
              <table:table-cell office:value-type="float" office:value="0.1594098">
                <text:p>0.1594098</text:p>
              </table:table-cell>
              <table:table-cell office:value-type="float" office:value="0.1592625">
                <text:p>0.15926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296">
                <text:p>0.159296</text:p>
              </table:table-cell>
              <table:table-cell office:value-type="float" office:value="0.1593077">
                <text:p>0.15930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27291">
                <text:p>0.1627291</text:p>
              </table:table-cell>
              <table:table-cell office:value-type="float" office:value="0.1599002">
                <text:p>0.1599002</text:p>
              </table:table-cell>
              <table:table-cell office:value-type="float" office:value="0.1593695">
                <text:p>0.1593695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">
                <text:p>0.16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523">
                <text:p>0.1594523</text:p>
              </table:table-cell>
              <table:table-cell office:value-type="float" office:value="0.1593811">
                <text:p>0.15938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03">
                <text:p>0.16003</text:p>
              </table:table-cell>
              <table:table-cell office:value-type="float" office:value="0.1595641">
                <text:p>0.1595641</text:p>
              </table:table-cell>
              <table:table-cell office:value-type="float" office:value="0.15935">
                <text:p>0.159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8279">
                <text:p>0.1598279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2988">
                <text:p>0.15929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4424">
                <text:p>0.1594424</text:p>
              </table:table-cell>
              <table:table-cell office:value-type="float" office:value="0.1593035">
                <text:p>0.15930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602198">
                <text:p>0.1602198</text:p>
              </table:table-cell>
              <table:table-cell office:value-type="float" office:value="0.1596014">
                <text:p>0.1596014</text:p>
              </table:table-cell>
              <table:table-cell office:value-type="float" office:value="0.1593678">
                <text:p>0.15936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5922">
                <text:p>0.1595922</text:p>
              </table:table-cell>
              <table:table-cell office:value-type="float" office:value="0.1599071">
                <text:p>0.1599071</text:p>
              </table:table-cell>
              <table:table-cell office:value-type="float" office:value="0.1594464">
                <text:p>0.1594464</text:p>
              </table:table-cell>
              <table:table-cell office:value-type="float" office:value="0.1593214">
                <text:p>0.15932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4835">
                <text:p>0.1594835</text:p>
              </table:table-cell>
              <table:table-cell office:value-type="float" office:value="0.1593967">
                <text:p>0.15939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049">
                <text:p>0.1594049</text:p>
              </table:table-cell>
              <table:table-cell office:value-type="float" office:value="0.1595573">
                <text:p>0.1595573</text:p>
              </table:table-cell>
              <table:table-cell office:value-type="float" office:value="0.1593302">
                <text:p>0.15933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1455">
                <text:p>0.1591455</text:p>
              </table:table-cell>
              <table:table-cell office:value-type="float" office:value="0.1594327">
                <text:p>0.1594327</text:p>
              </table:table-cell>
              <table:table-cell office:value-type="float" office:value="0.1593055">
                <text:p>0.15930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8808">
                <text:p>0.158808</text:p>
              </table:table-cell>
              <table:table-cell office:value-type="float" office:value="0.1594363">
                <text:p>0.1594363</text:p>
              </table:table-cell>
              <table:table-cell office:value-type="float" office:value="0.1595236">
                <text:p>0.1595236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592744">
                <text:p>0.1592744</text:p>
              </table:table-cell>
              <table:table-cell office:value-type="float" office:value="0.1601896">
                <text:p>0.1601896</text:p>
              </table:table-cell>
              <table:table-cell office:value-type="float" office:value="0.159378">
                <text:p>0.159378</text:p>
              </table:table-cell>
              <table:table-cell office:value-type="float" office:value="0.1592688">
                <text:p>0.15926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2023">
                <text:p>0.1592023</text:p>
              </table:table-cell>
              <table:table-cell office:value-type="float" office:value="0.1592979">
                <text:p>0.15929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901">
                <text:p>0.1597901</text:p>
              </table:table-cell>
              <table:table-cell office:value-type="float" office:value="0.159363">
                <text:p>0.159363</text:p>
              </table:table-cell>
              <table:table-cell office:value-type="float" office:value="0.159318">
                <text:p>0.1593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4677">
                <text:p>0.1594677</text:p>
              </table:table-cell>
              <table:table-cell office:value-type="float" office:value="0.1592394">
                <text:p>0.1592394</text:p>
              </table:table-cell>
              <table:table-cell office:value-type="float" office:value="0.1592581">
                <text:p>0.15925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656805">
                <text:p>0.1656805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5489">
                <text:p>0.1595489</text:p>
              </table:table-cell>
              <table:table-cell office:value-type="float" office:value="0.159261">
                <text:p>0.1592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594">
                <text:p>0.1597594</text:p>
              </table:table-cell>
              <table:table-cell office:value-type="float" office:value="0.1593883">
                <text:p>0.1593883</text:p>
              </table:table-cell>
              <table:table-cell office:value-type="float" office:value="0.1592699">
                <text:p>0.15926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3422">
                <text:p>0.1593422</text:p>
              </table:table-cell>
              <table:table-cell office:value-type="float" office:value="0.15928">
                <text:p>0.15928</text:p>
              </table:table-cell>
              <table:table-cell office:value-type="float" office:value="0.1593695">
                <text:p>0.15936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18141">
                <text:p>0.1618141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2966">
                <text:p>0.15929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9128">
                <text:p>0.1599128</text:p>
              </table:table-cell>
              <table:table-cell office:value-type="float" office:value="0.15928">
                <text:p>0.15928</text:p>
              </table:table-cell>
              <table:table-cell office:value-type="float" office:value="0.1593076">
                <text:p>0.15930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8166">
                <text:p>0.1598166</text:p>
              </table:table-cell>
              <table:table-cell office:value-type="float" office:value="0.1594902">
                <text:p>0.1594902</text:p>
              </table:table-cell>
              <table:table-cell office:value-type="float" office:value="0.1592375">
                <text:p>0.1592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481481">
                <text:p>0.1481481</text:p>
              </table:table-cell>
              <table:table-cell office:value-type="float" office:value="0.1607686">
                <text:p>0.1607686</text:p>
              </table:table-cell>
              <table:table-cell office:value-type="float" office:value="0.1597188">
                <text:p>0.1597188</text:p>
              </table:table-cell>
              <table:table-cell office:value-type="float" office:value="0.1594221">
                <text:p>0.1594221</text:p>
              </table:table-cell>
              <table:table-cell office:value-type="float" office:value="0.1593091">
                <text:p>0.1593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minimum="1E-020" chart:maximum="0.00135" chart:interval-major="0.00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098cm" svg:height="13.471cm" xlink:href=".." chart:class="chart:line" chart:style-name="ch1">
        <chart:title svg:x="12.967cm" svg:y="0.27cm" chart:style-name="ch2">
          <text:p>Circle</text:p>
        </chart:title>
        <chart:subtitle svg:x="10.797cm" svg:y="1.042cm" chart:style-name="ch3">
          <text:p>Second Order of Hu's moments</text:p>
        </chart:subtitle>
        <chart:legend chart:legend-position="end" svg:x="24.637cm" svg:y="5.703cm" chart:style-name="ch4"/>
        <chart:plot-area chart:style-name="ch5" table:cell-range-address="circle_r1.C1:circle_r1.C360 circle_r5.C1:circle_r5.C360 circle_r10.C1:circle_r10.C360 circle_r15.C1:circle_r15.C360 circle_r20.C1:circle_r20.C360" svg:x="0.881cm" svg:y="1.762cm" svg:width="23.216cm" svg:height="11.103cm">
          <chart:axis chart:dimension="x" chart:name="primary-x" chart:style-name="ch6">
            <chart:title svg:x="12.351cm" svg:y="12.562cm" chart:style-name="ch7">
              <text:p>Angle</text:p>
            </chart:title>
          </chart:axis>
          <chart:axis chart:dimension="y" chart:name="primary-y" chart:style-name="ch8">
            <chart:title svg:x="0.542cm" svg:y="8.258cm" chart:style-name="ch9">
              <text:p>Coefficient Value</text:p>
            </chart:title>
          </chart:axis>
          <chart:series chart:style-name="ch10" chart:values-cell-range-address="circle_r1.C1:circle_r1.C360" chart:class="chart:line">
            <chart:data-point chart:repeated="360"/>
          </chart:series>
          <chart:series chart:style-name="ch11" chart:values-cell-range-address="circle_r5.C1:circle_r5.C360" chart:class="chart:line">
            <chart:data-point chart:repeated="360"/>
          </chart:series>
          <chart:series chart:style-name="ch12" chart:values-cell-range-address="circle_r10.C1:circle_r10.C360" chart:class="chart:line">
            <chart:data-point chart:repeated="360"/>
          </chart:series>
          <chart:series chart:style-name="ch13" chart:values-cell-range-address="circle_r15.C1:circle_r15.C360" chart:class="chart:line">
            <chart:data-point chart:repeated="360"/>
          </chart:series>
          <chart:series chart:style-name="ch14" chart:values-cell-range-address="circle_r20.C1:circle_r20.C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ircle_r1.C1:circle_r1.C360">0</text:p>
              </table:table-cell>
              <table:table-cell office:value-type="float" office:value="0">
                <text:p text:id="circle_r5.C1:circle_r5.C360">0</text:p>
              </table:table-cell>
              <table:table-cell office:value-type="float" office:value="0">
                <text:p text:id="circle_r10.C1:circle_r10.C360">0</text:p>
              </table:table-cell>
              <table:table-cell office:value-type="float" office:value="0">
                <text:p text:id="circle_r15.C1:circle_r15.C360">0</text:p>
              </table:table-cell>
              <table:table-cell office:value-type="float" office:value="0">
                <text:p text:id="circle_r20.C1:circle_r20.C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8863577">
                <text:p>0.0000008863577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1042715">
                <text:p>0.0000000000010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1989342">
                <text:p>0.0000001989342</text:p>
              </table:table-cell>
              <table:table-cell office:value-type="float" office:value="0.00000006337482">
                <text:p>0.000000063374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1316941">
                <text:p>0.0000000000001316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1316941">
                <text:p>0.00000000000013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1989342">
                <text:p>0.0000001989342</text:p>
              </table:table-cell>
              <table:table-cell office:value-type="float" office:value="0.00000006337482">
                <text:p>0.000000063374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1042715">
                <text:p>0.0000000000010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8863577">
                <text:p>0.0000008863577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2735672">
                <text:p>0.00000000002735672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1042715">
                <text:p>0.0000000000010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1989342">
                <text:p>0.0000001989342</text:p>
              </table:table-cell>
              <table:table-cell office:value-type="float" office:value="0.00000006337482">
                <text:p>0.000000063374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1316941">
                <text:p>0.00000000000013169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1316941">
                <text:p>0.00000000000013169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1989342">
                <text:p>0.0000001989342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1042715">
                <text:p>0.0000000000010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3612633">
                <text:p>0.00003612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8863577">
                <text:p>0.0000008863577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1042715">
                <text:p>0.0000000000010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1989342">
                <text:p>0.0000001989342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1316941">
                <text:p>0.00000000000013169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1316941">
                <text:p>0.00000000000013169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1989342">
                <text:p>0.0000001989342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1042715">
                <text:p>0.0000000000010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296">
                <text:p>0.00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8863577">
                <text:p>0.0000008863577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3612633">
                <text:p>0.00003612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1042715">
                <text:p>0.0000000000010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1989342">
                <text:p>0.0000001989342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1316941">
                <text:p>0.00000000000013169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1316941">
                <text:p>0.00000000000013169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1989342">
                <text:p>0.0000001989342</text:p>
              </table:table-cell>
              <table:table-cell office:value-type="float" office:value="0.00000006337482">
                <text:p>0.000000063374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1042715">
                <text:p>0.00000000000104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2735672">
                <text:p>0.00000000002735672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471646E-038">
                <text:p>6.471646E-0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minimum="1E-020" chart:maximum="0.00076" chart:interval-major="0.0000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126cm" svg:height="13.497cm" xlink:href=".." chart:class="chart:line" chart:style-name="ch1">
        <chart:title svg:x="12.981cm" svg:y="0.27cm" chart:style-name="ch2">
          <text:p>Circle</text:p>
        </chart:title>
        <chart:subtitle svg:x="11.036cm" svg:y="1.042cm" chart:style-name="ch3">
          <text:p>Third Order of Hu's moments</text:p>
        </chart:subtitle>
        <chart:legend chart:legend-position="end" svg:x="24.664cm" svg:y="5.716cm" chart:style-name="ch4"/>
        <chart:plot-area chart:style-name="ch5" table:cell-range-address="circle_r1.D1:circle_r1.D360 circle_r5.D1:circle_r5.D360 circle_r10.D1:circle_r10.D360 circle_r15.D1:circle_r15.D360 circle_r20.D1:circle_r20.D360" svg:x="0.883cm" svg:y="1.762cm" svg:width="23.24cm" svg:height="11.129cm">
          <chart:axis chart:dimension="x" chart:name="primary-x" chart:style-name="ch6">
            <chart:title svg:x="12.365cm" svg:y="12.588cm" chart:style-name="ch7">
              <text:p>Angle</text:p>
            </chart:title>
          </chart:axis>
          <chart:axis chart:dimension="y" chart:name="primary-y" chart:style-name="ch8">
            <chart:title svg:x="0.543cm" svg:y="8.271cm" chart:style-name="ch9">
              <text:p>Coefficient Value</text:p>
            </chart:title>
          </chart:axis>
          <chart:series chart:style-name="ch10" chart:values-cell-range-address="circle_r1.D1:circle_r1.D360" chart:class="chart:line">
            <chart:data-point chart:repeated="360"/>
          </chart:series>
          <chart:series chart:style-name="ch11" chart:values-cell-range-address="circle_r5.D1:circle_r5.D360" chart:class="chart:line">
            <chart:data-point chart:repeated="360"/>
          </chart:series>
          <chart:series chart:style-name="ch12" chart:values-cell-range-address="circle_r10.D1:circle_r10.D360" chart:class="chart:line">
            <chart:data-point chart:repeated="360"/>
          </chart:series>
          <chart:series chart:style-name="ch13" chart:values-cell-range-address="circle_r15.D1:circle_r15.D360" chart:class="chart:line">
            <chart:data-point chart:repeated="360"/>
          </chart:series>
          <chart:series chart:style-name="ch14" chart:values-cell-range-address="circle_r20.D1:circle_r20.D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ircle_r1.D1:circle_r1.D360">0</text:p>
              </table:table-cell>
              <table:table-cell office:value-type="float" office:value="0">
                <text:p text:id="circle_r5.D1:circle_r5.D360">0</text:p>
              </table:table-cell>
              <table:table-cell office:value-type="float" office:value="0">
                <text:p text:id="circle_r10.D1:circle_r10.D360">0</text:p>
              </table:table-cell>
              <table:table-cell office:value-type="float" office:value="0">
                <text:p text:id="circle_r15.D1:circle_r15.D360">0</text:p>
              </table:table-cell>
              <table:table-cell office:value-type="float" office:value="0">
                <text:p text:id="circle_r20.D1:circle_r20.D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2962411">
                <text:p>0.0000002962411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31776">
                <text:p>0.00033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9405889">
                <text:p>0.00000009405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6805503">
                <text:p>0.00000006805503</text:p>
              </table:table-cell>
              <table:table-cell office:value-type="float" office:value="0.00000002136269">
                <text:p>0.00000002136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3704853">
                <text:p>0.00000003704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3704853">
                <text:p>0.00000003704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6805503">
                <text:p>0.00000006805503</text:p>
              </table:table-cell>
              <table:table-cell office:value-type="float" office:value="0.00000002136269">
                <text:p>0.000000021362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9405889">
                <text:p>0.00000009405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31776">
                <text:p>0.00033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2962411">
                <text:p>0.0000002962411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5941374">
                <text:p>0.0000005941374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9405889">
                <text:p>0.00000009405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6805503">
                <text:p>0.00000006805503</text:p>
              </table:table-cell>
              <table:table-cell office:value-type="float" office:value="0.00000002136269">
                <text:p>0.000000021362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3704853">
                <text:p>0.00000003704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3704853">
                <text:p>0.000000037048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6805503">
                <text:p>0.00000006805503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9405889">
                <text:p>0.00000009405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7431005">
                <text:p>0.0007431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2962411">
                <text:p>0.0000002962411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31776">
                <text:p>0.00033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9405889">
                <text:p>0.00000009405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6805503">
                <text:p>0.00000006805503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3704853">
                <text:p>0.000000037048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3704853">
                <text:p>0.000000037048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6805503">
                <text:p>0.00000006805503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9405889">
                <text:p>0.00000009405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331776">
                <text:p>0.00033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2962411">
                <text:p>0.0000002962411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7431005">
                <text:p>0.0007431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9405889">
                <text:p>0.00000009405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6805503">
                <text:p>0.00000006805503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3704853">
                <text:p>0.000000037048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3704853">
                <text:p>0.000000037048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6805503">
                <text:p>0.00000006805503</text:p>
              </table:table-cell>
              <table:table-cell office:value-type="float" office:value="0.00000002136269">
                <text:p>0.000000021362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9405889">
                <text:p>0.00000009405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5941374">
                <text:p>0.0000005941374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70127E-037">
                <text:p>1.270127E-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spline-resolution="7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126cm" svg:height="13.497cm" xlink:href=".." chart:class="chart:line" chart:style-name="ch1">
        <chart:title svg:x="12.981cm" svg:y="0.27cm" chart:style-name="ch2">
          <text:p>Circle</text:p>
        </chart:title>
        <chart:subtitle svg:x="11.023cm" svg:y="1.042cm" chart:style-name="ch3">
          <text:p>Forth Order of Hu's moments</text:p>
        </chart:subtitle>
        <chart:legend chart:legend-position="end" svg:x="24.69cm" svg:y="5.716cm" chart:style-name="ch4"/>
        <chart:plot-area chart:style-name="ch5" table:cell-range-address="circle_r1.E1:circle_r1.E360 circle_r5.E1:circle_r5.E360 circle_r10.E1:circle_r10.E360 circle_r15.E1:circle_r15.E360 circle_r20.E1:circle_r20.E360" svg:x="0.883cm" svg:y="1.762cm" svg:width="23.266cm" svg:height="11.129cm">
          <chart:axis chart:dimension="x" chart:name="primary-x" chart:style-name="ch6">
            <chart:title svg:x="12.378cm" svg:y="12.588cm" chart:style-name="ch7">
              <text:p>Angle</text:p>
            </chart:title>
          </chart:axis>
          <chart:axis chart:dimension="y" chart:name="primary-y" chart:style-name="ch8">
            <chart:title svg:x="0.543cm" svg:y="7.808cm" chart:style-name="ch9">
              <text:p>Coefficient</text:p>
            </chart:title>
          </chart:axis>
          <chart:series chart:style-name="ch10" chart:values-cell-range-address="circle_r1.E1:circle_r1.E360" chart:class="chart:line">
            <chart:data-point chart:repeated="360"/>
          </chart:series>
          <chart:series chart:style-name="ch11" chart:values-cell-range-address="circle_r5.E1:circle_r5.E360" chart:class="chart:line">
            <chart:data-point chart:repeated="360"/>
          </chart:series>
          <chart:series chart:style-name="ch12" chart:values-cell-range-address="circle_r10.E1:circle_r10.E360" chart:class="chart:line">
            <chart:data-point chart:repeated="360"/>
          </chart:series>
          <chart:series chart:style-name="ch13" chart:values-cell-range-address="circle_r15.E1:circle_r15.E360" chart:class="chart:line">
            <chart:data-point chart:repeated="360"/>
          </chart:series>
          <chart:series chart:style-name="ch14" chart:values-cell-range-address="circle_r20.E1:circle_r20.E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ircle_r1.E1:circle_r1.E360">0</text:p>
              </table:table-cell>
              <table:table-cell office:value-type="float" office:value="0">
                <text:p text:id="circle_r5.E1:circle_r5.E360">0</text:p>
              </table:table-cell>
              <table:table-cell office:value-type="float" office:value="0">
                <text:p text:id="circle_r10.E1:circle_r10.E360">0</text:p>
              </table:table-cell>
              <table:table-cell office:value-type="float" office:value="0">
                <text:p text:id="circle_r15.E1:circle_r15.E360">0</text:p>
              </table:table-cell>
              <table:table-cell office:value-type="float" office:value="0">
                <text:p text:id="circle_r20.E1:circle_r20.E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8082104">
                <text:p>0.0000000008082104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9216">
                <text:p>0.000009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489056">
                <text:p>0.0000000002489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784808">
                <text:p>0.0000000002784808</text:p>
              </table:table-cell>
              <table:table-cell office:value-type="float" office:value="0.00000000005810766">
                <text:p>0.00000000005810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3830981">
                <text:p>0.0000000000003830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3830981">
                <text:p>0.00000000000038309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784808">
                <text:p>0.0000000002784808</text:p>
              </table:table-cell>
              <table:table-cell office:value-type="float" office:value="0.00000000005810766">
                <text:p>0.000000000058107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489056">
                <text:p>0.0000000002489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9216">
                <text:p>0.000009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8082104">
                <text:p>0.0000000008082104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1586115">
                <text:p>0.000000001586115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489056">
                <text:p>0.0000000002489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784808">
                <text:p>0.0000000002784808</text:p>
              </table:table-cell>
              <table:table-cell office:value-type="float" office:value="0.00000000005810766">
                <text:p>0.000000000058107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3830981">
                <text:p>0.00000000000038309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3830981">
                <text:p>0.00000000000038309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784808">
                <text:p>0.0000000002784808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489056">
                <text:p>0.0000000002489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1221401">
                <text:p>0.00001221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8082104">
                <text:p>0.0000000008082104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9216">
                <text:p>0.000009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489056">
                <text:p>0.0000000002489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784808">
                <text:p>0.0000000002784808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3830981">
                <text:p>0.00000000000038309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3830981">
                <text:p>0.00000000000038309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784808">
                <text:p>0.0000000002784808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489056">
                <text:p>0.0000000002489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9216">
                <text:p>0.000009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8082104">
                <text:p>0.0000000008082104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1221401">
                <text:p>0.00001221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489056">
                <text:p>0.0000000002489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784808">
                <text:p>0.0000000002784808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3830981">
                <text:p>0.000000000000383098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3830981">
                <text:p>0.00000000000038309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784808">
                <text:p>0.0000000002784808</text:p>
              </table:table-cell>
              <table:table-cell office:value-type="float" office:value="0.00000000005810766">
                <text:p>0.000000000058107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2489056">
                <text:p>0.0000000002489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1586115">
                <text:p>0.000000001586115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13616E-037">
                <text:p>2.013616E-0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spline-resolution="7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126cm" svg:height="13.497cm" xlink:href=".." chart:class="chart:line" chart:style-name="ch1">
        <chart:title svg:x="12.981cm" svg:y="0.27cm" chart:style-name="ch2">
          <text:p>Circle</text:p>
        </chart:title>
        <chart:subtitle svg:x="11.102cm" svg:y="1.042cm" chart:style-name="ch3">
          <text:p>Fifth Order of Hu's moments</text:p>
        </chart:subtitle>
        <chart:legend chart:legend-position="end" svg:x="24.69cm" svg:y="5.716cm" chart:style-name="ch4"/>
        <chart:plot-area chart:style-name="ch5" table:cell-range-address="circle_r1.F1:circle_r1.F360 circle_r5.F1:circle_r5.F360 circle_r10.F1:circle_r10.F360 circle_r15.F1:circle_r15.F360 circle_r20.F1:circle_r20.F360" svg:x="0.883cm" svg:y="1.762cm" svg:width="23.266cm" svg:height="11.129cm">
          <chart:axis chart:dimension="x" chart:name="primary-x" chart:style-name="ch6">
            <chart:title svg:x="12.378cm" svg:y="12.588cm" chart:style-name="ch7">
              <text:p>Angle</text:p>
            </chart:title>
          </chart:axis>
          <chart:axis chart:dimension="y" chart:name="primary-y" chart:style-name="ch8">
            <chart:title svg:x="0.543cm" svg:y="7.808cm" chart:style-name="ch9">
              <text:p>Coefficient</text:p>
            </chart:title>
          </chart:axis>
          <chart:series chart:style-name="ch10" chart:values-cell-range-address="circle_r1.F1:circle_r1.F360" chart:class="chart:line">
            <chart:data-point chart:repeated="360"/>
          </chart:series>
          <chart:series chart:style-name="ch11" chart:values-cell-range-address="circle_r5.F1:circle_r5.F360" chart:class="chart:line">
            <chart:data-point chart:repeated="360"/>
          </chart:series>
          <chart:series chart:style-name="ch12" chart:values-cell-range-address="circle_r10.F1:circle_r10.F360" chart:class="chart:line">
            <chart:data-point chart:repeated="360"/>
          </chart:series>
          <chart:series chart:style-name="ch13" chart:values-cell-range-address="circle_r15.F1:circle_r15.F360" chart:class="chart:line">
            <chart:data-point chart:repeated="360"/>
          </chart:series>
          <chart:series chart:style-name="ch14" chart:values-cell-range-address="circle_r20.F1:circle_r20.F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ircle_r1.F1:circle_r1.F360">0</text:p>
              </table:table-cell>
              <table:table-cell office:value-type="float" office:value="0">
                <text:p text:id="circle_r5.F1:circle_r5.F360">0</text:p>
              </table:table-cell>
              <table:table-cell office:value-type="float" office:value="0">
                <text:p text:id="circle_r10.F1:circle_r10.F360">0</text:p>
              </table:table-cell>
              <table:table-cell office:value-type="float" office:value="0">
                <text:p text:id="circle_r15.F1:circle_r15.F360">0</text:p>
              </table:table-cell>
              <table:table-cell office:value-type="float" office:value="0">
                <text:p text:id="circle_r20.F1:circle_r20.F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0574E-017">
                <text:p>1.250574E-017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5096079">
                <text:p>0.0000000005096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04348E-018">
                <text:p>1.20434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2336E-018">
                <text:p>1.212336E-018</text:p>
              </table:table-cell>
              <table:table-cell office:value-type="float" office:value="6.474079E-020">
                <text:p>6.474079E-0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.564051E-023">
                <text:p>-4.564051E-0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.564051E-023">
                <text:p>-4.564051E-0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2336E-018">
                <text:p>1.212336E-018</text:p>
              </table:table-cell>
              <table:table-cell office:value-type="float" office:value="6.474079E-020">
                <text:p>6.474079E-0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04348E-018">
                <text:p>1.20434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0005096079">
                <text:p>0.0000000005096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0574E-017">
                <text:p>1.250574E-017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.869064E-017">
                <text:p>-4.869064E-017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04348E-018">
                <text:p>1.20434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2336E-018">
                <text:p>1.212336E-018</text:p>
              </table:table-cell>
              <table:table-cell office:value-type="float" office:value="6.474079E-020">
                <text:p>6.474079E-0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.564051E-023">
                <text:p>-4.564051E-0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.564051E-023">
                <text:p>-4.564051E-0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2336E-018">
                <text:p>1.212336E-018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04348E-018">
                <text:p>1.20434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0000116362">
                <text:p>-0.00000000116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0574E-017">
                <text:p>1.250574E-017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00005096079">
                <text:p>0.0000000005096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04348E-018">
                <text:p>1.20434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2336E-018">
                <text:p>1.212336E-018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.564051E-023">
                <text:p>-4.564051E-0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.564051E-023">
                <text:p>-4.564051E-0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2336E-018">
                <text:p>1.212336E-018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04348E-018">
                <text:p>1.20434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00005096079">
                <text:p>0.0000000005096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0574E-017">
                <text:p>1.250574E-017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00000116362">
                <text:p>-0.00000000116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04348E-018">
                <text:p>1.20434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2336E-018">
                <text:p>1.212336E-018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.564051E-023">
                <text:p>-4.564051E-0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.564051E-023">
                <text:p>-4.564051E-0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12336E-018">
                <text:p>1.212336E-018</text:p>
              </table:table-cell>
              <table:table-cell office:value-type="float" office:value="6.474079E-020">
                <text:p>6.474079E-0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04348E-018">
                <text:p>1.204348E-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.869064E-017">
                <text:p>-4.869064E-017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079E-074">
                <text:p>-2.045079E-0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spline-resolution="7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126cm" svg:height="13.497cm" xlink:href=".." chart:class="chart:line" chart:style-name="ch1">
        <chart:title svg:x="12.981cm" svg:y="0.27cm" chart:style-name="ch2">
          <text:p>Circle</text:p>
        </chart:title>
        <chart:subtitle svg:x="11.036cm" svg:y="1.042cm" chart:style-name="ch3">
          <text:p>Sixth Order of Hu's moments</text:p>
        </chart:subtitle>
        <chart:legend chart:legend-position="end" svg:x="24.638cm" svg:y="5.716cm" chart:style-name="ch4"/>
        <chart:plot-area chart:style-name="ch5" table:cell-range-address="circle_r1.G1:circle_r1.G360 circle_r5.G1:circle_r5.G360 circle_r10.G1:circle_r10.G360 circle_r15.G1:circle_r15.G360 circle_r20.G1:circle_r20.G360" svg:x="0.883cm" svg:y="1.762cm" svg:width="23.214cm" svg:height="11.129cm">
          <chart:axis chart:dimension="x" chart:name="primary-x" chart:style-name="ch6">
            <chart:title svg:x="12.352cm" svg:y="12.588cm" chart:style-name="ch7">
              <text:p>Angle</text:p>
            </chart:title>
          </chart:axis>
          <chart:axis chart:dimension="y" chart:name="primary-y" chart:style-name="ch8">
            <chart:title svg:x="0.543cm" svg:y="7.808cm" chart:style-name="ch9">
              <text:p>Coefficient</text:p>
            </chart:title>
          </chart:axis>
          <chart:series chart:style-name="ch10" chart:values-cell-range-address="circle_r1.G1:circle_r1.G360" chart:class="chart:line">
            <chart:data-point chart:repeated="360"/>
          </chart:series>
          <chart:series chart:style-name="ch11" chart:values-cell-range-address="circle_r5.G1:circle_r5.G360" chart:class="chart:line">
            <chart:data-point chart:repeated="360"/>
          </chart:series>
          <chart:series chart:style-name="ch12" chart:values-cell-range-address="circle_r10.G1:circle_r10.G360" chart:class="chart:line">
            <chart:data-point chart:repeated="360"/>
          </chart:series>
          <chart:series chart:style-name="ch13" chart:values-cell-range-address="circle_r15.G1:circle_r15.G360" chart:class="chart:line">
            <chart:data-point chart:repeated="360"/>
          </chart:series>
          <chart:series chart:style-name="ch14" chart:values-cell-range-address="circle_r20.G1:circle_r20.G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ircle_r1.G1:circle_r1.G360">0</text:p>
              </table:table-cell>
              <table:table-cell office:value-type="float" office:value="0">
                <text:p text:id="circle_r5.G1:circle_r5.G360">0</text:p>
              </table:table-cell>
              <table:table-cell office:value-type="float" office:value="0">
                <text:p text:id="circle_r10.G1:circle_r10.G360">0</text:p>
              </table:table-cell>
              <table:table-cell office:value-type="float" office:value="0">
                <text:p text:id="circle_r15.G1:circle_r15.G360">0</text:p>
              </table:table-cell>
              <table:table-cell office:value-type="float" office:value="0">
                <text:p text:id="circle_r20.G1:circle_r20.G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7609024">
                <text:p>0.0000000000007609024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331776">
                <text:p>0.00000033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54166E-016">
                <text:p>-2.54166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00000001242081">
                <text:p>-0.0000000000001242081</text:p>
              </table:table-cell>
              <table:table-cell office:value-type="float" office:value="-0.00000000000001462823">
                <text:p>-0.00000000000001462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90251E-019">
                <text:p>-1.390251E-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90251E-019">
                <text:p>-1.390251E-0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00000001242081">
                <text:p>-0.0000000000001242081</text:p>
              </table:table-cell>
              <table:table-cell office:value-type="float" office:value="-0.00000000000001462823">
                <text:p>-0.00000000000001462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54166E-016">
                <text:p>-2.54166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331776">
                <text:p>0.00000033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7609024">
                <text:p>0.0000000000007609024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.295961E-015">
                <text:p>-8.295961E-015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54166E-016">
                <text:p>-2.54166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00000001242081">
                <text:p>-0.0000000000001242081</text:p>
              </table:table-cell>
              <table:table-cell office:value-type="float" office:value="-0.00000000000001462823">
                <text:p>-0.000000000000014628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90251E-019">
                <text:p>-1.390251E-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90251E-019">
                <text:p>-1.390251E-0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00000001242081">
                <text:p>-0.0000000000001242081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54166E-016">
                <text:p>-2.54166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0007341254">
                <text:p>-0.00000007341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7609024">
                <text:p>0.0000000000007609024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0331776">
                <text:p>0.00000033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54166E-016">
                <text:p>-2.54166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00000001242081">
                <text:p>-0.0000000000001242081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90251E-019">
                <text:p>-1.390251E-0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90251E-019">
                <text:p>-1.390251E-0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00000001242081">
                <text:p>-0.0000000000001242081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54166E-016">
                <text:p>-2.54166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0331776">
                <text:p>0.000000331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0007609024">
                <text:p>0.0000000000007609024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00007341254">
                <text:p>-0.00000007341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54166E-016">
                <text:p>-2.54166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00000001242081">
                <text:p>-0.0000000000001242081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90251E-019">
                <text:p>-1.390251E-0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90251E-019">
                <text:p>-1.390251E-0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00000000001242081">
                <text:p>-0.0000000000001242081</text:p>
              </table:table-cell>
              <table:table-cell office:value-type="float" office:value="-0.00000000000001462823">
                <text:p>-0.000000000000014628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54166E-016">
                <text:p>-2.54166E-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8.295961E-015">
                <text:p>-8.295961E-015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413252E-056">
                <text:p>4.413252E-0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spline-resolution="7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117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126cm" svg:height="13.497cm" xlink:href=".." chart:class="chart:line" chart:style-name="ch1">
        <chart:title svg:x="12.981cm" svg:y="0.27cm" chart:style-name="ch2">
          <text:p>Circle</text:p>
        </chart:title>
        <chart:subtitle svg:x="10.758cm" svg:y="1.042cm" chart:style-name="ch3">
          <text:p>Seventh Order of Hu's moments</text:p>
        </chart:subtitle>
        <chart:legend chart:legend-position="end" svg:x="24.664cm" svg:y="5.716cm" chart:style-name="ch4"/>
        <chart:plot-area chart:style-name="ch5" table:cell-range-address="circle_r1.H1:circle_r1.H360 circle_r5.H1:circle_r5.H360 circle_r10.H1:circle_r10.H360 circle_r15.H1:circle_r15.H360 circle_r20.H1:circle_r20.H360" svg:x="0.883cm" svg:y="1.762cm" svg:width="23.24cm" svg:height="11.129cm">
          <chart:axis chart:dimension="x" chart:name="primary-x" chart:style-name="ch6">
            <chart:title svg:x="12.365cm" svg:y="12.588cm" chart:style-name="ch7">
              <text:p>Angle</text:p>
            </chart:title>
          </chart:axis>
          <chart:axis chart:dimension="y" chart:name="primary-y" chart:style-name="ch8">
            <chart:title svg:x="0.543cm" svg:y="7.808cm" chart:style-name="ch9">
              <text:p>Coefficient</text:p>
            </chart:title>
          </chart:axis>
          <chart:series chart:style-name="ch10" chart:values-cell-range-address="circle_r1.H1:circle_r1.H360" chart:class="chart:line">
            <chart:data-point chart:repeated="360"/>
          </chart:series>
          <chart:series chart:style-name="ch11" chart:values-cell-range-address="circle_r5.H1:circle_r5.H360" chart:class="chart:line">
            <chart:data-point chart:repeated="360"/>
          </chart:series>
          <chart:series chart:style-name="ch12" chart:values-cell-range-address="circle_r10.H1:circle_r10.H360" chart:class="chart:line">
            <chart:data-point chart:repeated="360"/>
          </chart:series>
          <chart:series chart:style-name="ch13" chart:values-cell-range-address="circle_r15.H1:circle_r15.H360" chart:class="chart:line">
            <chart:data-point chart:repeated="360"/>
          </chart:series>
          <chart:series chart:style-name="ch14" chart:values-cell-range-address="circle_r20.H1:circle_r20.H360" chart:class="chart:line">
            <chart:data-point chart:repeated="3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circle_r1.H1:circle_r1.H360">0</text:p>
              </table:table-cell>
              <table:table-cell office:value-type="float" office:value="0">
                <text:p text:id="circle_r5.H1:circle_r5.H360">0</text:p>
              </table:table-cell>
              <table:table-cell office:value-type="float" office:value="0">
                <text:p text:id="circle_r10.H1:circle_r10.H360">0</text:p>
              </table:table-cell>
              <table:table-cell office:value-type="float" office:value="0">
                <text:p text:id="circle_r15.H1:circle_r15.H360">0</text:p>
              </table:table-cell>
              <table:table-cell office:value-type="float" office:value="0">
                <text:p text:id="circle_r20.H1:circle_r20.H3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523E-031">
                <text:p>-2.0523E-031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543713E-023">
                <text:p>-7.543713E-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403168E-031">
                <text:p>7.403168E-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04012E-030">
                <text:p>-1.104012E-030</text:p>
              </table:table-cell>
              <table:table-cell office:value-type="float" office:value="1.131018E-032">
                <text:p>1.131018E-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9737E-035">
                <text:p>-1.09737E-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35923E-034">
                <text:p>-1.035923E-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8839E-030">
                <text:p>1.258839E-030</text:p>
              </table:table-cell>
              <table:table-cell office:value-type="float" office:value="1.267447E-034">
                <text:p>1.267447E-0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.83177E-031">
                <text:p>-7.83177E-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543713E-023">
                <text:p>7.543713E-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523E-031">
                <text:p>-2.0523E-031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60778E-030">
                <text:p>5.160778E-03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635289E-031">
                <text:p>-2.635289E-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52428E-030">
                <text:p>2.452428E-030</text:p>
              </table:table-cell>
              <table:table-cell office:value-type="float" office:value="1.131018E-032">
                <text:p>1.131018E-0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84433E-033">
                <text:p>1.384433E-0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646959E-034">
                <text:p>7.646959E-0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8839E-030">
                <text:p>1.258839E-03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23539E-030">
                <text:p>-1.623539E-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341975E-023">
                <text:p>-2.341975E-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25833E-029">
                <text:p>1.125833E-029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.422044E-023">
                <text:p>-5.422044E-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61003E-030">
                <text:p>-1.61003E-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52428E-030">
                <text:p>2.452428E-03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962111E-034">
                <text:p>3.962111E-0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045676E-034">
                <text:p>-2.045676E-0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596E-030">
                <text:p>-2.487596E-03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89116E-030">
                <text:p>1.689116E-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5.422044E-023">
                <text:p>-5.422044E-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9.381944E-030">
                <text:p>-9.381944E-03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460765E-022">
                <text:p>4.460765E-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66039E-030">
                <text:p>1.666039E-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04012E-030">
                <text:p>-1.104012E-03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.429732E-034">
                <text:p>-7.429732E-0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371462E-033">
                <text:p>-1.371462E-0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596E-030">
                <text:p>-2.487596E-030</text:p>
              </table:table-cell>
              <table:table-cell office:value-type="float" office:value="1.267447E-034">
                <text:p>1.267447E-0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2118E-031">
                <text:p>2.82118E-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76042E-030">
                <text:p>1.976042E-03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487491E-074">
                <text:p>-2.487491E-0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